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922" officeooo:paragraph-rsid="000de922"/>
    </style:style>
    <style:style style:name="P2" style:family="paragraph" style:parent-style-name="Standard">
      <style:text-properties fo:font-size="32pt" fo:font-weight="bold" officeooo:rsid="000de922" officeooo:paragraph-rsid="000de922" style:font-weight-asian="bold" style:font-weight-complex="bold"/>
    </style:style>
    <style:style style:name="P3" style:family="paragraph" style:parent-style-name="Standard">
      <style:text-properties fo:font-size="34pt" fo:font-weight="bold" officeooo:rsid="000de922" officeooo:paragraph-rsid="000de922" style:font-weight-asian="bold" style:font-weight-complex="bold"/>
    </style:style>
    <style:style style:name="P4" style:family="paragraph" style:parent-style-name="Standard">
      <style:text-properties fo:font-size="38pt" fo:font-weight="bold" officeooo:rsid="000de922" officeooo:paragraph-rsid="000de922" style:font-weight-asian="bold" style:font-weight-complex="bold"/>
    </style:style>
    <style:style style:name="P5" style:family="paragraph" style:parent-style-name="Standard">
      <style:text-properties fo:font-size="40pt" officeooo:rsid="000de922" officeooo:paragraph-rsid="000de922"/>
    </style:style>
    <style:style style:name="P6" style:family="paragraph" style:parent-style-name="Standard">
      <style:text-properties fo:font-size="40pt" fo:font-weight="bold" officeooo:rsid="000de922" officeooo:paragraph-rsid="000de92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LAB: Wprowadzenie do środowiska Prologu ======</text:p>
      <text:p text:style-name="P1"/>
      <text:p text:style-name="P1">===== -. Wprowadzenie do Prologu =====</text:p>
      <text:p text:style-name="P1"/>
      <text:p text:style-name="P1">Prolog to język programowania logicznego, lub dokładniej programowania w logice (//PROgrammation en LOGique, PROgramming in LOGic//).</text:p>
      <text:p text:style-name="P1"/>
      <text:p text:style-name="P1">Uwaga: nie należy za bardzo przejmować się hasłem o Prologu w Wikipedii -- jest //źle// napisane!</text:p>
      <text:p text:style-name="P1"/>
      <text:p text:style-name="P1">Rozwój języka:</text:p>
      <text:p text:style-name="P1"><text:s text:c="2"/>* podstawy teoretyczne: logika ([[wp&gt;George_Boole]],[[wp&gt;Gottlob_Frege]],[[wp&gt;Alfred_Tarski]], i inni), [[wp&gt;J._Alan_Robinson]] (rezolucja), [[wp&gt;]] (University of Edinburgh)</text:p>
      <text:p text:style-name="P1"><text:s text:c="2"/>* implementacje: [[wp&gt;Alain_Colmerauer]], (University of Aix-Marseille), 1972; [[wp&gt;David_H._D._Warren]] (University of Edinburgh) 1977</text:p>
      <text:p text:style-name="P1"/>
      <text:p text:style-name="P1">Więcej wskazówek związanych z uczeniem się Prologu można znaleźć na [[pl:prolog:prolog_lab#przydatne_materialy|głównej stronie laboratorium]].</text:p>
      <text:p text:style-name="P1"/>
      <text:p text:style-name="P1">===== -. <text:s/>SWI Prolog =====</text:p>
      <text:p text:style-name="P1"/>
      <text:p text:style-name="P1">Współcześnie jest dostępnych szereg implementacji Prologu, w tym swobodnie dostępne kompilatory Prologu:</text:p>
      <text:p text:style-name="P1"/>
      <text:p text:style-name="P1"><text:s text:c="2"/>* Jan Wielemaker, //SWI-Prolog//, http://www.swi-prolog.org</text:p>
      <text:p text:style-name="P1"><text:s text:c="2"/>* LIACC/Universidade do Porto, OPPE Sistemas/UFRJ, //YAP//, http://www.ncc.up.pt/~vsc/Yap/</text:p>
      <text:p text:style-name="P1"><text:s text:c="2"/>* Daniel Diaz, //GNU-Prolog//, http://gnu-prolog.inria.fr</text:p>
      <text:p text:style-name="P1"/>
      <text:p text:style-name="P1">W czasie zajęć będzie się pracować w środowisku SWI.</text:p>
      <text:p text:style-name="P1"/>
      <text:p text:style-name="P1">Podstawowym interfejsem w SWI jest powłoka. W powłoce pracuje się podobnie jak w powłoce unixowej, oczywiście z uwzględnieniem specyfiki Prologu.</text:p>
      <text:p text:style-name="P1"/>
      <text:p text:style-name="P1"/>
      <text:p text:style-name="P1">==== Uruchamianie powłoki ====</text:p>
      <text:p text:style-name="P1"/>
      <text:p text:style-name="P1">**Ćwiczenie**</text:p>
      <text:p text:style-name="P1"/>
      <text:p text:style-name="P1">Unix/GNU/Linux: Proszę otworzyć okno terminala, np. ''xterm'' i uruchomić w nim powłokę SWI przez polecenie ''swipl'' (może też być dostępny przez polecenie ''pl'').</text:p>
      <text:p text:style-name="P1"/>
      <text:p text:style-name="P1">Windows: uruchomić za pomoc ikony, menu, itp.</text:p>
      <text:p text:style-name="P1"/>
      <text:p text:style-name="P1">UWAGA: każda //linia kodu// w Prologu musi się kończyć kropką, podobnie linia, polecenie w powłoce!</text:p>
      <text:p text:style-name="P1"/>
      <text:p text:style-name="P1">Proszę sprawdzić działanie systemu pomocy, przez predykat ''help.'', a następnie przeczytać opis do predykatu ''consult/1''.</text:p>
      <text:p text:style-name="P1"><text:soft-page-break/></text:p>
      <text:p text:style-name="P1">Proszę wyjść z powłoki przez ''halt.''</text:p>
      <text:p text:style-name="P1"/>
      <text:p text:style-name="P1">Proszę ponownie uruchomić powłokę SWI. Przy pomocy jakiej kombinacji klawiszy można wyjść z powłoki unixowej - analogiczenie w SWI?</text:p>
      <text:p text:style-name="P1"/>
      <text:p text:style-name="P1"/>
      <text:p text:style-name="P1">==== Środowisko pracy ====</text:p>
      <text:p text:style-name="P1"/>
      <text:p text:style-name="P1">SWI dostarcza przede wszystkim zaawansowanej powłoki, wyposażonej w bibliotekę //GNU ReadLine//.</text:p>
      <text:p text:style-name="P1"/>
      <text:p text:style-name="P1">Cennym uzupełnieniem jest edytor GNU Emacs ze środowiskiem edycyjnym (trybem) //[[http://packages.debian.org/stable/prolog-el|prolog.el]]//.</text:p>
      <text:p text:style-name="P1"/>
      <text:p text:style-name="P1">SWI w wersji rozszerzonej o środowisko XPCE dostarcza również narzędzi programistycznych, takich jak wbudowany edytor //emacs//. Aby z niego skorzystać należy zamiast ''swipl'' wywołać ''xpce'' a potem w powłoce Prologu ''emacs.''.</text:p>
      <text:p text:style-name="P1"/>
      <text:p text:style-name="P1">**Ćwiczenie**</text:p>
      <text:p text:style-name="P1"/>
      <text:p text:style-name="P1">Sprawdzić działanie systemu pracy z linią poleceń (GNU Readline): historia, dopełnianie, skrótu klawiaturowe. Przeglądnąć tryb pracy w GNU Emacs i edytor PCE Emacs (uruchomić SWI Prolog przez ''xpce'').</text:p>
      <text:p text:style-name="P1"/>
      <text:p text:style-name="P1"/>
      <text:p text:style-name="P1">===== -. Programowanie w Prologu =====</text:p>
      <text:p text:style-name="P1"/>
      <text:p text:style-name="P1">==== Programowanie nieklasyczne ====</text:p>
      <text:p text:style-name="P1"/>
      <text:p text:style-name="P1">Prolog NIE jest klasycznym językiem programowania.</text:p>
      <text:p text:style-name="P1"/>
      <text:p text:style-name="P1">Nie ma w nim:</text:p>
      <text:p text:style-name="P1"><text:s text:c="2"/>* słów kluczowych (typu IF THEN ELSE, DO WHILE, GOTO),</text:p>
      <text:p text:style-name="P1"><text:s text:c="2"/>* brak rozróżnienia we/wy w sensie klasycznego wywoływania funkcji,</text:p>
      <text:p text:style-name="P1"><text:s text:c="2"/>* brak funkcji, (można jednak prowadzić proste obliczenia; funkcje mogą być zastępowane predykatami),</text:p>
      <text:p text:style-name="P1"><text:s text:c="2"/>* brak instrukcji podstawienia/przypisania; inne rozumienie zmiennych,</text:p>
      <text:p text:style-name="P1"><text:s text:c="2"/>* brak jawnej sekwencyjności, czy iteracyjności (z małymi wyjątkami),</text:p>
      <text:p text:style-name="P1"><text:s text:c="2"/>* brak dualizmu dane/program!</text:p>
      <text:p text:style-name="P1"/>
      <text:p text:style-name="P1">Prolog dostarcza:</text:p>
      <text:p text:style-name="P1"><text:s text:c="2"/>* metody strukturalizowania informacji, //termy//,</text:p>
      <text:p text:style-name="P1"><text:s text:c="2"/>* programowania //deklaratywnego//,</text:p>
      <text:p text:style-name="P1"><text:s text:c="2"/>* //rekurencji//, jak metody przetwarzania informacji,</text:p>
      <text:p text:style-name="P1"><text:s text:c="2"/>* //unifikacji// - mechanizmy dopasowywania wzorców,</text:p>
      <text:p text:style-name="P1"><text:s text:c="2"/>* //rezolucji// - metody wnioskowani logicznego,</text:p>
      <text:p text:style-name="P1"><text:s text:c="2"/>* strategii sterowania wnioskowaniem.</text:p>
      <text:p text:style-name="P1"/>
      <text:p text:style-name="P1">==== Budowa programów ====</text:p>
      <text:p text:style-name="P1"/>
      <text:p text:style-name="P1">Elementy składniowe programu:</text:p>
      <text:p text:style-name="P1"><text:soft-page-break/></text:p>
      <text:p text:style-name="P1"><text:s text:c="2"/>* //stałe//: stałe znakowe a także liczby (atomy),</text:p>
      <text:p text:style-name="P1"><text:s text:c="2"/>* //niewiadome/szukane// (odpowiadają tzw. zmiennym logicznym, które __nie__ mają zbyt wiele wspólnego ze zmiennymi w klasycznych językach programowania),</text:p>
      <text:p text:style-name="P1"><text:s text:c="2"/>* //termy//: symbole funkcyjne wraz z argumentami, obiekty strukturalnie złożone.</text:p>
      <text:p text:style-name="P1"/>
      <text:p text:style-name="P1">Program składa się z:</text:p>
      <text:p text:style-name="P1"><text:s text:c="2"/>* szeregu //klauzul// (ang. //clause//), wyróżniamy:</text:p>
      <text:p text:style-name="P1"><text:s text:c="4"/>* //fakty// (klauzule proste, formuły atomowe/atomiczne),</text:p>
      <text:p text:style-name="P1"><text:s text:c="4"/>* //reguły// (klauzule złożone),</text:p>
      <text:p text:style-name="P1"><text:s text:c="2"/>* oraz //celu// (ang. //goal//).</text:p>
      <text:p text:style-name="P1"/>
      <text:p text:style-name="P1">==== Prosty program ====</text:p>
      <text:p text:style-name="P1"/>
      <text:p text:style-name="P1">**Ćwiczenie**</text:p>
      <text:p text:style-name="P1"/>
      <text:p text:style-name="P1">Proszę przyjrzeć się poniższemu, prostemu programowi (klasyczny przykład //Rodzina//).</text:p>
      <text:p text:style-name="P1"/>
      <text:p text:style-name="P1">&lt;code prolog&gt;</text:p>
      <text:p text:style-name="P1">rodzic(kasia,robert).</text:p>
      <text:p text:style-name="P1">rodzic(tomek,robert).</text:p>
      <text:p text:style-name="P1">rodzic(tomek,eliza).</text:p>
      <text:p text:style-name="P1"/>
      <text:p text:style-name="P1">kobieta(kasia).</text:p>
      <text:p text:style-name="P1">kobieta(eliza).</text:p>
      <text:p text:style-name="P1"/>
      <text:p text:style-name="P1">mezczyzna(tomek).</text:p>
      <text:p text:style-name="P1">mezczyzna(robert).</text:p>
      <text:p text:style-name="P1">&lt;/code&gt;</text:p>
      <text:p text:style-name="P1"/>
      <text:p text:style-name="P1">Proszę uruchomić wybrany zewnętrzny edytor i wpisać w nim podobny program, dotyczący własnej (albo innej) rodziny. Mniej ambitni mogą po prostu przepisać... Program należy zapisać w pliku //fam2.pl//.</text:p>
      <text:p text:style-name="P1"/>
      <text:p text:style-name="P1"/>
      <text:p text:style-name="P1">==== Uruchamianie programu ====</text:p>
      <text:p text:style-name="P1"/>
      <text:p text:style-name="P1">Do uruchomienia programu należy w powłoce załadować plik z kodem w Prologu przy pomocy predykatu ''consult/1'' (skrót: ''[nazwa].'')</text:p>
      <text:p text:style-name="P1"/>
      <text:p text:style-name="P1">Operację tę należy powtarzać po każdej modyfikacji kodu bazy wiedzy!</text:p>
      <text:p text:style-name="P1"/>
      <text:p text:style-name="P1"/>
      <text:p text:style-name="P1">**Ćwiczenie**</text:p>
      <text:p text:style-name="P1"/>
      <text:p text:style-name="P1">W powłoce SWI należy wczytać powyższy program:</text:p>
      <text:p text:style-name="P1"/>
      <text:p text:style-name="P1"><text:s text:c="2"/>?- [fam2].</text:p>
      <text:p text:style-name="P1"/>
      <text:p text:style-name="P1">Program jest kompilowany, a zawarta w nim wiedza dodawana do bazy wiedzy dostępnej z powłoki SWI. Można to sprawdzić:</text:p>
      <text:p text:style-name="P1"/>
      <text:p text:style-name="P1"><text:soft-page-break/><text:s text:c="2"/>?- kobieta(X).</text:p>
      <text:p text:style-name="P1"/>
      <text:p text:style-name="P1">Po ukazaniu się 1. odpowiedzi należy wcisnąć klawisz średnika (;).</text:p>
      <text:p text:style-name="P1"/>
      <text:p text:style-name="P1">==== Wyświetlanie bazy wiedzy ====</text:p>
      <text:p text:style-name="P1"/>
      <text:p text:style-name="P1">**Ćwiczenie**</text:p>
      <text:p text:style-name="P1"/>
      <text:p text:style-name="P1">Sprawdzić działanie predykatu ''listing/0''.</text:p>
      <text:p text:style-name="P1"/>
      <text:p text:style-name="P1">Sprawdzić działanie predykatu ''listing/1'':</text:p>
      <text:p text:style-name="P1"/>
      <text:p text:style-name="P1"><text:s text:c="2"/>?- listing(rodzic).</text:p>
      <text:p text:style-name="P1"/>
      <text:p text:style-name="P1">W sytuacjach kiedy nie interesują nas wartości pewnych szukanych w predykacie, możemy użyć tzw. szukanych anonimowych. Na przykład: ''czy Robert ma rodziców?''</text:p>
      <text:p text:style-name="P1"/>
      <text:p text:style-name="P1"><text:s text:c="2"/>?- rodzic(_,robert).</text:p>
      <text:p text:style-name="P1"/>
      <text:p text:style-name="P1">==== Zadawanie celu (pytań) ====</text:p>
      <text:p text:style-name="P1"/>
      <text:p text:style-name="P1">**Ćwiczenie**</text:p>
      <text:p text:style-name="P1"/>
      <text:p text:style-name="P1">Systemowi można teraz zadawać pytania, cele do zrealizowania.</text:p>
      <text:p text:style-name="P1"/>
      <text:p text:style-name="P1">Kto jest mężczyzną?</text:p>
      <text:p text:style-name="P1"/>
      <text:p text:style-name="P1"><text:s text:c="2"/>?- mezczyzna(X).</text:p>
      <text:p text:style-name="P1"/>
      <text:p text:style-name="P1">Czy tomek jest mężczyzną?</text:p>
      <text:p text:style-name="P1"/>
      <text:p text:style-name="P1"><text:s text:c="2"/>?- mezczyzna(tomek).</text:p>
      <text:p text:style-name="P1"/>
      <text:p text:style-name="P1"/>
      <text:p text:style-name="P1"/>
      <text:p text:style-name="P1">Czy reksio jest mężczyzną?</text:p>
      <text:p text:style-name="P1"/>
      <text:p text:style-name="P1"><text:s text:c="2"/>?- mezczyzna(reksio).</text:p>
      <text:p text:style-name="P1"/>
      <text:p text:style-name="P1">Czy kasia jest rodzicem roberta?</text:p>
      <text:p text:style-name="P1"/>
      <text:p text:style-name="P1"><text:s text:c="2"/>?- rodzic(kasia,robert).</text:p>
      <text:p text:style-name="P1"/>
      <text:p text:style-name="P1">Czyim rodzicem jest kasia?</text:p>
      <text:p text:style-name="P1"/>
      <text:p text:style-name="P1"><text:s text:c="2"/>?- rodzic(kasia,X).</text:p>
      <text:p text:style-name="P1"/>
      <text:p text:style-name="P1">Czy zamiast X można wpisać inny symbol? Jaki?</text:p>
      <text:p text:style-name="P1"/>
      <text:p text:style-name="P1">Kto jest rodzicem robert?</text:p>
      <text:p text:style-name="P1"/>
      <text:p text:style-name="P1"><text:s text:c="2"/>?- rodzic(Y,robert).</text:p>
      <text:p text:style-name="P1"><text:soft-page-break/></text:p>
      <text:p text:style-name="P1">Czy zamiast ''Y'' można wpisać inny symbol?</text:p>
      <text:p text:style-name="P1"/>
      <text:p text:style-name="P1">==== Rozbudowa programu ====</text:p>
      <text:p text:style-name="P1"/>
      <text:p text:style-name="P1">**Ćwiczenie**</text:p>
      <text:p text:style-name="P1"/>
      <text:p text:style-name="P1">Proszę rozbudować program do poniższej, analogicznej (co do liczby osób i zależności) formy:</text:p>
      <text:p text:style-name="P1"/>
      <text:p text:style-name="P1">&lt;code prolog&gt;</text:p>
      <text:p text:style-name="P1">rodzic(kasia,robert).</text:p>
      <text:p text:style-name="P1">rodzic(tomek,robert).</text:p>
      <text:p text:style-name="P1">rodzic(tomek,eliza).</text:p>
      <text:p text:style-name="P1">rodzic(robert,anna).</text:p>
      <text:p text:style-name="P1">rodzic(robert,magda).</text:p>
      <text:p text:style-name="P1">rodzic(magda,jan).</text:p>
      <text:p text:style-name="P1"/>
      <text:p text:style-name="P1">kobieta(kasia).</text:p>
      <text:p text:style-name="P1">kobieta(eliza).</text:p>
      <text:p text:style-name="P1">kobieta(magda).</text:p>
      <text:p text:style-name="P1">kobieta(anna).</text:p>
      <text:p text:style-name="P1"/>
      <text:p text:style-name="P1">mezczyzna(tomek).</text:p>
      <text:p text:style-name="P1">mezczyzna(robert).</text:p>
      <text:p text:style-name="P1">mezczyzna(jan).</text:p>
      <text:p text:style-name="P1">&lt;/code&gt;</text:p>
      <text:p text:style-name="P1"/>
      <text:p text:style-name="P1">Czy kolejność wpisywania linii ma znaczenie?</text:p>
      <text:p text:style-name="P1"/>
      <text:p text:style-name="P1">UWAGA: aby dopisane fakty były dostępne dla Prologu, należy ponownie załadować plik!</text:p>
      <text:p text:style-name="P1"/>
      <text:p text:style-name="P1">Jeżeli koniunkcję celów oznaczamy przecinkiem, to jak zapytać kto jest matką, a kto ojcem roberta?</text:p>
      <text:p text:style-name="P1"/>
      <text:p text:style-name="P1">==== Czy Prolog jest po polsku? ====</text:p>
      <text:p text:style-name="P1">**Ćwiczenie**</text:p>
      <text:p text:style-name="P1"/>
      <text:p text:style-name="P1">Proszę spróbować dopisać do programu takie linijki:</text:p>
      <text:p text:style-name="P1"/>
      <text:p text:style-name="P1">&lt;code prolog&gt;</text:p>
      <text:p text:style-name="P1"><text:s text:c="2"/>famme(kasia).</text:p>
      <text:p text:style-name="P1"><text:s text:c="2"/>homme(krzys).</text:p>
      <text:p text:style-name="P1"><text:s text:c="2"/>parent(kasia,krzys).</text:p>
      <text:p text:style-name="P1">&lt;/code&gt;</text:p>
      <text:p text:style-name="P1"/>
      <text:p text:style-name="P1">Czy nazwa użytych symboli wpływa na działanie programu?</text:p>
      <text:p text:style-name="P1"/>
      <text:p text:style-name="P1">Jakie są ograniczenia na używane symbole?</text:p>
      <text:p text:style-name="P1"/>
      <text:p text:style-name="P1"/>
      <text:p text:style-name="P1"/>
      <text:p text:style-name="P1">==== Reguły wnioskowania ====</text:p>
      <text:p text:style-name="P1">**Ćwiczenie**</text:p>
      <text:p text:style-name="P1"><text:soft-page-break/></text:p>
      <text:p text:style-name="P1">Proszę dopisać poniższe reguły (klauzule złożone) i sprawdzić ich działanie.</text:p>
      <text:p text:style-name="P1"/>
      <text:p text:style-name="P1">&lt;code prolog&gt;</text:p>
      <text:p text:style-name="P1">matka(X,Y) :-</text:p>
      <text:p text:style-name="P1"><text:tab/>rodzic(X,Y),</text:p>
      <text:p text:style-name="P1"><text:tab/>kobieta(X).</text:p>
      <text:p text:style-name="P1"/>
      <text:p text:style-name="P1">ojciec(X,Y) :-</text:p>
      <text:p text:style-name="P1"><text:tab/>rodzic(X,Y),</text:p>
      <text:p text:style-name="P1"><text:tab/>mezczyzna(X).</text:p>
      <text:p text:style-name="P1"/>
      <text:p text:style-name="P1">&lt;/code&gt;</text:p>
      <text:p text:style-name="P1"/>
      <text:p text:style-name="P1">Proszę zdefiniować reguły opisujące: brata, siostrę, dziadka i babcię. Proszę dokładnie sprawdzić ich działanie.</text:p>
      <text:p text:style-name="P1"/>
      <text:p text:style-name="P1">Jaki pojawia się problem przy bracie/siostrze? Uwaga na operator: ''\=''</text:p>
      <text:p text:style-name="P1"/>
      <text:p text:style-name="P1">Proszę się zastanowić nad własnymi regułami opisującymi relacje w rodzinie.</text:p>
      <text:p text:style-name="P1"/>
      <text:p text:style-name="P1"/>
      <text:p text:style-name="P1">==== Reguły rekurencyjne ====</text:p>
      <text:p text:style-name="P1">**Ćwiczenie**</text:p>
      <text:p text:style-name="P1"/>
      <text:p text:style-name="P1">Rekurencja jest jednym z podstawowych mechanizmów programowania w Prologu. Proszę się przyjrzeć regułom opisującym przodka:</text:p>
      <text:p text:style-name="P1"/>
      <text:p text:style-name="P1">&lt;code prolog&gt;</text:p>
      <text:p text:style-name="P1">przodek(X,Y) :-</text:p>
      <text:p text:style-name="P1"><text:tab/>rodzic(X,Y).</text:p>
      <text:p text:style-name="P1"/>
      <text:p text:style-name="P1">przodek(X,Z) :-</text:p>
      <text:p text:style-name="P1"><text:tab/>rodzic(X,Y),</text:p>
      <text:p text:style-name="P1"><text:tab/>przodek(Y,Z).</text:p>
      <text:p text:style-name="P1">&lt;/code&gt;</text:p>
      <text:p text:style-name="P1"/>
      <text:p text:style-name="P1">Te dwie klauzule, w tym przypadku reguły, opisują dokładnie jeden predykat: //przodek/2//.</text:p>
      <text:p text:style-name="P1"/>
      <text:p text:style-name="P1">Jak zdefiniować potomka, krewnego?</text:p>
      <text:p text:style-name="P1"/>
      <text:p text:style-name="P1"/>
      <text:p text:style-name="P1">===== Obserwacje =====</text:p>
      <text:p text:style-name="P1"/>
      <text:p text:style-name="P1">==== Styl ====</text:p>
      <text:p text:style-name="P1">Poprawny styl kodowania bardzo wpływa na przejrzystość programów w Prologu. Program w Prologu jest pewną reprezentacją wiedzy, powinien być zrozumiały dla osoby znającej jedynie notację (relacyjną) użytą w Prologu. Czytelnik kodu programu nie musi znać //algorytmu// czy //modelu// (np. obiektowego), żeby zrozumieć program. To sam program JEST algorytmem, modelem.</text:p>
      <text:p text:style-name="P1"/>
      <text:p text:style-name="P1">==== Alternatywa ====</text:p>
      <text:p text:style-name="P1"><text:soft-page-break/></text:p>
      <text:p text:style-name="P1">Tak, w Prologu jest operator alternatywy (ang. //OR//), ale //nie//, nie jest niezbędny, ani nie powinno się go używać. W praktyce ten sam efekt uzyskujemy pisząc kolejne klauzule, a zyskujemy na przejrzystości.</text:p>
      <text:p text:style-name="P1"/>
      <text:p text:style-name="P1">==== Klasyczny program ====</text:p>
      <text:p text:style-name="P1"/>
      <text:p text:style-name="P1">Na zakończenie:</text:p>
      <text:p text:style-name="P1"/>
      <text:p text:style-name="P1"><text:s text:c="2"/>?- write('Hello world'), nl.</text:p>
      <text:p text:style-name="P1"/>
      <text:p text:style-name="P1">===== Komentarze =====</text:p>
      <text:p text:style-name="P1">Z braku lepszego miejsca tutaj studenci wpisują komentarze natury ogólnej do tego lab. 8-)</text:p>
      <text:p text:style-name="P1"/>
      <text:p text:style-name="P1"><text:s/>--- //[[gjn@agh.edu.pl|Grzegorz J. Nalepa]] 2008/02/20 14:3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 LAB: Pisanie programów w Prologu ======</text:p>
      <text:p text:style-name="P1"/>
      <text:p text:style-name="P1">===== -. Interakcja z programem =====</text:p>
      <text:p text:style-name="P1"/>
      <text:p text:style-name="P1">==== Wypisywanie na wyjściu ====</text:p>
      <text:p text:style-name="P1"/>
      <text:p text:style-name="P1">Predykat //write/1// wypisuje term na wyjście; //nl/0// przechodzi do nowej linii.</text:p>
      <text:p text:style-name="P1"/>
      <text:p text:style-name="P1">**Ćwiczenie**</text:p>
      <text:p text:style-name="P1"/>
      <text:p text:style-name="P1">Przetestować działanie:</text:p>
      <text:p text:style-name="P1"/>
      <text:p text:style-name="P1"><text:s text:c="2"/>write('Ala ma '),write('kota'),nl,write('w ciapki!').</text:p>
      <text:p text:style-name="P1"/>
      <text:p text:style-name="P1"/>
      <text:p text:style-name="P1">==== Programy interaktywne ====</text:p>
      <text:p text:style-name="P1"/>
      <text:p text:style-name="P1">Predykat read/1 pozwala na pobieranie danych od użytkownika.</text:p>
      <text:p text:style-name="P1"/>
      <text:p text:style-name="P1"/>
      <text:p text:style-name="P1">**Ćwiczenie**</text:p>
      <text:p text:style-name="P1"/>
      <text:p text:style-name="P1">Proszę oglądnąć zastosowanie //read/1// na przykładzie programu {{interac.pl}}</text:p>
      <text:p text:style-name="P1"/>
      <text:p text:style-name="P1">Po załadowaniu proszę wpisać:</text:p>
      <text:p text:style-name="P1"/>
      <text:p text:style-name="P1"><text:s text:c="2"/>?- go.</text:p>
      <text:p text:style-name="P1"/>
      <text:p text:style-name="P1"/>
      <text:p text:style-name="P1">===== -. Wymuszanie nawrotów =====</text:p>
      <text:p text:style-name="P1"/>
      <text:p text:style-name="P1">Predykat //fail/0// pozwala na wymuszanie nawrotów w procesie poszukiwania rozwiązania, co pozwala w szczególności na znalezienie wszystkich rozwiązań problemu.</text:p>
      <text:p text:style-name="P1"/>
      <text:p text:style-name="P1">Przypomnienie: Prolog używa strategii przeszukiwania wgłąb drzewa rozwiązań problemu i zatrzymuje sie po napotkaniu 1. poprawnego rozwiązania.</text:p>
      <text:p text:style-name="P1"/>
      <text:p text:style-name="P1">**Ćwiczenie**</text:p>
      <text:p text:style-name="P1"/>
      <text:p text:style-name="P1">Pobrać i wczytać program {{fam2.pl}}</text:p>
      <text:p text:style-name="P1"/>
      <text:p text:style-name="P1">Wyświetlić go przez listing.</text:p>
      <text:p text:style-name="P1"/>
      <text:p text:style-name="P1"><text:soft-page-break/>Sprawdzić działanie:</text:p>
      <text:p text:style-name="P1"/>
      <text:p text:style-name="P1"><text:s text:c="2"/>?- kobieta(K),write(K),write(' to kobieta.'),nl.</text:p>
      <text:p text:style-name="P1"/>
      <text:p text:style-name="P1">Jak wymusić odnajdywanie kolejnych kobiet.</text:p>
      <text:p text:style-name="P1"/>
      <text:p text:style-name="P1">Sprawdzić działanie:</text:p>
      <text:p text:style-name="P1"/>
      <text:p text:style-name="P1"><text:s text:c="2"/>?- kobieta(K),write(K),write(' to kobieta.'),nl,fail.</text:p>
      <text:p text:style-name="P1"/>
      <text:p text:style-name="P1">Sprawdzić działanie:</text:p>
      <text:p text:style-name="P1"/>
      <text:p text:style-name="P1"><text:s text:c="2"/>?- kobieta(K),fail.</text:p>
      <text:p text:style-name="P1"/>
      <text:p text:style-name="P1">Dlaczego nic się nie pojawia?</text:p>
      <text:p text:style-name="P1"/>
      <text:p text:style-name="P1">Pobrać i wczytać program {{capitals.pl}}</text:p>
      <text:p text:style-name="P1"/>
      <text:p text:style-name="P1">Sprawdzić działanie:</text:p>
      <text:p text:style-name="P1"/>
      <text:p text:style-name="P1"><text:s text:c="2"/>?- capital_of(A,B), write(B), write(' to stolica '), write(A), nl.</text:p>
      <text:p text:style-name="P1"><text:s text:c="2"/>?- capital_of(A,B), write(B), write(' to stolica '), write(A), nl, fail.</text:p>
      <text:p text:style-name="P1"/>
      <text:p text:style-name="P1"/>
      <text:p text:style-name="P1">===== -. Dynamiczna bazy wiedzy =====</text:p>
      <text:p text:style-name="P1"/>
      <text:p text:style-name="P1">==== Modyfikacja bazy wiedzy ====</text:p>
      <text:p text:style-name="P1"/>
      <text:p text:style-name="P1">Predykaty //assert/a/z /1//, //retract/a/z /1// pozwalają na dodawanie, usuwanie faktów do/z bazy wiedzy, na/do jej początku/końca.</text:p>
      <text:p text:style-name="P1"/>
      <text:p text:style-name="P1">Predykat //abolish/1// pozwala usunąć predykat z bazy wiedzy. (np. ''abolish(kobieta/1).'')</text:p>
      <text:p text:style-name="P1"/>
      <text:p text:style-name="P1">Predykat //retractall/1// pozwala usunąć klauzule danego predykatu z bazy wiedzy. (np. ''retractall(kobieta(K)).'')</text:p>
      <text:p text:style-name="P1"/>
      <text:p text:style-name="P1">Predykaty //see/n//, //tell/told// pozwalają na odczyt, zapis bazy wiedzy z/do pliku.</text:p>
      <text:p text:style-name="P1"/>
      <text:p text:style-name="P1">**Ćwiczenie**</text:p>
      <text:p text:style-name="P1"/>
      <text:p text:style-name="P1">Proszę napisać:</text:p>
      <text:p text:style-name="P1"/>
      <text:p text:style-name="P1"><text:s text:c="2"/>?- assert(kobieta(kopernik)).</text:p>
      <text:p text:style-name="P1"/>
      <text:p text:style-name="P1">jak zmieniła sie wiedza na temat kobiet?</text:p>
      <text:p text:style-name="P1"/>
      <text:p text:style-name="P1"><text:s text:c="2"/>?- listing(kobieta).</text:p>
      <text:p text:style-name="P1"/>
      <text:p text:style-name="P1">Proszę sprawdzić:</text:p>
      <text:p text:style-name="P1"/>
      <text:p text:style-name="P1"><text:s text:c="2"/>kobieta(K),write(K),write(' to kobieta.'),nl,fail.</text:p>
      <text:p text:style-name="P1"/>
      <text:p text:style-name="P1"><text:soft-page-break/>Uwaga: niektóre kompilatory Prologu (np. SWI) wymagają wcześniejszego zadeklarowania predykatu jako takiego, który może być dynamicznie modyfikowany. Robi się to przez predykat //dynamic/1//, np. dla predykatu //kobieta/1// deklaracja w pliku //fam2.pl// ma postać '':- dynamic(kobieta/1).''.</text:p>
      <text:p text:style-name="P1"/>
      <text:p text:style-name="P1">Proszę oglądnąć zastosowanie //assert/retract// na przykładzie programu {{learner.pl}}</text:p>
      <text:p text:style-name="P1"/>
      <text:p text:style-name="P1">Początkowa baza wiedzy jest w pliku {{learner_kb.pl}}</text:p>
      <text:p text:style-name="P1"/>
      <text:p text:style-name="P1">Należy uruchomić program przez ''start.''</text:p>
      <text:p text:style-name="P1"/>
      <text:p text:style-name="P1">Jakie 3 przypadki odpowiedzi są brane pod uwagę? Co dzieje się przy wyjściu z programu i jak to wpływa na jego kolejne uruchamianie?</text:p>
      <text:p text:style-name="P1"/>
      <text:p text:style-name="P1">Uwaga: operator ''\+'' oznacza //negację//.</text:p>
      <text:p text:style-name="P1"/>
      <text:p text:style-name="P1">Predykat //dynamic/1// jest potrzebny w niektórych implementacjach Prologu (np. SWI) do umożliwienia wykonywania dynamicznych modyfikacji, t.j. //assert// i //retract//.</text:p>
      <text:p text:style-name="P1"/>
      <text:p text:style-name="P1"/>
      <text:p text:style-name="P1">==== Modyfikacja reguł ====</text:p>
      <text:p text:style-name="P1"/>
      <text:p text:style-name="P1">assert/retract pozwala również dodawać/usuwać reguły:</text:p>
      <text:p text:style-name="P1"/>
      <text:p text:style-name="P1">&lt;code prolog&gt;</text:p>
      <text:p text:style-name="P1">:-dynamic(a/1), dynamic(b/2).</text:p>
      <text:p text:style-name="P1"/>
      <text:p text:style-name="P1">a(1). a(2).</text:p>
      <text:p text:style-name="P1"/>
      <text:p text:style-name="P1">addrule:- assert((b(X,Y):-a(X),a(Y))).</text:p>
      <text:p text:style-name="P1"/>
      <text:p text:style-name="P1">delrule:- retract((b(_,_):-_)).</text:p>
      <text:p text:style-name="P1"/>
      <text:p text:style-name="P1">start:-addrule, b(X,Y), write(X), write(' <text:s/>'), write(Y),nl,fail.</text:p>
      <text:p text:style-name="P1">start.</text:p>
      <text:p text:style-name="P1">&lt;/code&gt;</text:p>
      <text:p text:style-name="P1"/>
      <text:p text:style-name="P1">W powyższym programie predykat ''addrule/0'' dodaje (''delrule/0'' usuwa) dynamicznie regułę:</text:p>
      <text:p text:style-name="P1">&lt;code&gt;</text:p>
      <text:p text:style-name="P1">b(X,Y):-a(X),a(Y).</text:p>
      <text:p text:style-name="P1">&lt;/code&gt;</text:p>
      <text:p text:style-name="P1"/>
      <text:p text:style-name="P1"/>
      <text:p text:style-name="P1">===== -. Zadawanie celu =====</text:p>
      <text:p text:style-name="P1"/>
      <text:p text:style-name="P1">Konstrukcja:</text:p>
      <text:p text:style-name="P1"/>
      <text:p text:style-name="P1"><text:s text:c="2"/>:- cos.</text:p>
      <text:p text:style-name="P1"/>
      <text:p text:style-name="P1">pozwala na podanie celu w programie, np.:</text:p>
      <text:p text:style-name="P1"/>
      <text:p text:style-name="P1"><text:s text:c="2"/>:- dynamic(capital_of/2).</text:p>
      <text:p text:style-name="P1"><text:soft-page-break/><text:s text:c="2"/>:- go.</text:p>
      <text:p text:style-name="P1"><text:s text:c="2"/>:- start.</text:p>
      <text:p text:style-name="P1"/>
      <text:p text:style-name="P1">Prolog przystąpi do zrealizowania celu po załadowaniu kodu.</text:p>
      <text:p text:style-name="P1"/>
      <text:p text:style-name="P1">Uruchomienie programu ze wskazanego pliku (''plik.pl'') z poziomu systemu operacyjnego można zrealizować za pomocą:</text:p>
      <text:p text:style-name="P1"/>
      <text:p text:style-name="P1"><text:s text:c="2"/>swipl -s program.pl -g go -t halt</text:p>
      <text:p text:style-name="P1"/>
      <text:p text:style-name="P1">===== -. Śledzenie pracy programu =====</text:p>
      <text:p text:style-name="P1"/>
      <text:p text:style-name="P1">Interpretery Prologu pozwalają na śledzenie pracy programu. W tym celu należy ustawić tzw. trace point.</text:p>
      <text:p text:style-name="P1"/>
      <text:p text:style-name="P1">Trace points:</text:p>
      <text:p text:style-name="P1"><text:s text:c="2"/>* trace/0 - ustawia trace point na wszystkich predykatach, w wersji swi-prolog używanej na laboratorium, ''trace/0'' śledzi **następny zadany cel**, np.</text:p>
      <text:p text:style-name="P1">&lt;code prolog&gt;</text:p>
      <text:p text:style-name="P1">?- trace,kobieta(K),rodzic(K,_).</text:p>
      <text:p text:style-name="P1">&lt;/code&gt;</text:p>
      <text:p text:style-name="P1"><text:s text:c="2"/>* trace/1 - ustawia trace point na wskazanym predykacie,</text:p>
      <text:p text:style-name="P1"><text:s text:c="2"/>* trace/2 - modyfikuje dla wskazanego predykatu śledzone zdarzenia (call, redo, exit, fail), np.:</text:p>
      <text:p text:style-name="P1"><text:s text:c="4"/>* trace(something/1,-all) - zdejmuje trace point ze wskazanego predykatu //something/1//,</text:p>
      <text:p text:style-name="P1"><text:s text:c="4"/>* trace(something,+call) - ustawia trace point śledzący jedynie wywołania na wskazane predykaty //something// o dowolnej arności.</text:p>
      <text:p text:style-name="P1"/>
      <text:p text:style-name="P1">Predykat //debugging/0// wypisuje ustawione trace points.</text:p>
      <text:p text:style-name="P1">Predykat //debug/0// wchodzi do trybu debug.</text:p>
      <text:p text:style-name="P1">Predykat //nodebug/0// wychodzi z trybu debug.</text:p>
      <text:p text:style-name="P1"/>
      <text:p text:style-name="P1">**Ćwiczenie**</text:p>
      <text:p text:style-name="P1"/>
      <text:p text:style-name="P1">Pobrać i wczytać program {{fam2.pl}}</text:p>
      <text:p text:style-name="P1"/>
      <text:p text:style-name="P1">Sprawdzić działanie:</text:p>
      <text:p text:style-name="P1"/>
      <text:p text:style-name="P1">&lt;code prolog&gt;</text:p>
      <text:p text:style-name="P1">?- trace(matka).</text:p>
      <text:p text:style-name="P1">[debug] ?- matka(kasia,robert).</text:p>
      <text:p text:style-name="P1">[debug] ?- ojciec(tomek,robert).</text:p>
      <text:p text:style-name="P1">[debug] ?- nodebug.</text:p>
      <text:p text:style-name="P1">?- matka(kasia,robert).</text:p>
      <text:p text:style-name="P1">?- debug.</text:p>
      <text:p text:style-name="P1">[debug] ?- trace(matka,-all).</text:p>
      <text:p text:style-name="P1">[debug] ?- matka(kasia,robert).</text:p>
      <text:p text:style-name="P1">[debug] ?- trace(matka,+call).</text:p>
      <text:p text:style-name="P1">[debug] ?- matka(kasia,robert).</text:p>
      <text:p text:style-name="P1">[debug] ?- nodebug.</text:p>
      <text:p text:style-name="P1">?- trace.</text:p>
      <text:p text:style-name="P1">[debug] ?- matka(kasia,robert).</text:p>
      <text:p text:style-name="P1">[debug] ?- nodebug.</text:p>
      <text:p text:style-name="P1"><text:soft-page-break/>&lt;/code&gt;</text:p>
      <text:p text:style-name="P1"/>
      <text:p text:style-name="P1">W SWI Prologu można też skorzystać z dodatkowego pakietu XPCE, w którym jest też wizualny debugger.</text:p>
      <text:p text:style-name="P1"/>
      <text:p text:style-name="P1">Należy wyjść z bieżacej sesji SWI. Uruchomić interpreter z powłoki unixa przez przez polecenie ''xpce''. Następnie uruchomić graficzny tracer przy użyciu predykatu guitracer/0.</text:p>
      <text:p text:style-name="P1"/>
      <text:p text:style-name="P1">===== -. Arytmetyka w Prologu =====</text:p>
      <text:p text:style-name="P1"/>
      <text:p text:style-name="P1">W Prologu nie można w sposób //bezpośredni// wykonywać obliczeń arytmetycznych. Służy do tego predykat //is//.</text:p>
      <text:p text:style-name="P1"/>
      <text:p text:style-name="P1"/>
      <text:p text:style-name="P1">**Ćwiczenie**</text:p>
      <text:p text:style-name="P1"/>
      <text:p text:style-name="P1">1. Sprawdzić działanie:</text:p>
      <text:p text:style-name="P1"/>
      <text:p text:style-name="P1">&lt;code prolog&gt;</text:p>
      <text:p text:style-name="P1">?- X is 2 + 2.</text:p>
      <text:p text:style-name="P1">?- Y is 2.5 + ( 4 / 2).</text:p>
      <text:p text:style-name="P1">?- Z is 2 + 0.001.</text:p>
      <text:p text:style-name="P1">&lt;/code&gt;</text:p>
      <text:p text:style-name="P1"/>
      <text:p text:style-name="P1">Uwaga:</text:p>
      <text:p text:style-name="P1"/>
      <text:p text:style-name="P1">&lt;code prolog&gt;</text:p>
      <text:p text:style-name="P1">?- A is 3.</text:p>
      <text:p text:style-name="P1">?- B is A + 4.</text:p>
      <text:p text:style-name="P1">?- A is 3, B is A + 4.</text:p>
      <text:p text:style-name="P1">&lt;/code&gt;</text:p>
      <text:p text:style-name="P1"/>
      <text:p text:style-name="P1">Operacje arytmetyczne:</text:p>
      <text:p text:style-name="P1"/>
      <text:p text:style-name="P1">&lt;code prolog&gt;</text:p>
      <text:p text:style-name="P1">?- X is 2 + 2.</text:p>
      <text:p text:style-name="P1">?- X is 2 * 3.</text:p>
      <text:p text:style-name="P1">?- X is 4 / 2.</text:p>
      <text:p text:style-name="P1">?- X is 4 / 3.</text:p>
      <text:p text:style-name="P1">?- X is 4 // 3.</text:p>
      <text:p text:style-name="P1">&lt;/code&gt;</text:p>
      <text:p text:style-name="P1">Uwaga na //podstawianie//:</text:p>
      <text:p text:style-name="P1"/>
      <text:p text:style-name="P1">&lt;code prolog&gt;</text:p>
      <text:p text:style-name="P1">?- X is 2 + 5.</text:p>
      <text:p text:style-name="P1">?- X = 2 + 5.</text:p>
      <text:p text:style-name="P1">?- 2 + 5 =:= 1 + 4.</text:p>
      <text:p text:style-name="P1">?- 2 + 5 =:= 3 + 4.</text:p>
      <text:p text:style-name="P1">?- 2 + 5 =:= 4 + 4.</text:p>
      <text:p text:style-name="P1">&lt;/code&gt;</text:p>
      <text:p text:style-name="P1"/>
      <text:p text:style-name="P1">Przećwiczyć użycie operatorów:</text:p>
      <text:p text:style-name="P1"><text:soft-page-break/></text:p>
      <text:p text:style-name="P1">&lt;code prolog&gt;</text:p>
      <text:p text:style-name="P1">?- 2 &lt; 3.</text:p>
      <text:p text:style-name="P1">?- 2 &gt; 3.</text:p>
      <text:p text:style-name="P1">?- 3 &gt; 3.</text:p>
      <text:p text:style-name="P1">?- 3 &gt;= 3.</text:p>
      <text:p text:style-name="P1">?- 3 =&lt; 3.</text:p>
      <text:p text:style-name="P1">&lt;/code&gt;</text:p>
      <text:p text:style-name="P1"/>
      <text:p text:style-name="P1">2. Napisz program obliczający wynik [[http://pl.wikipedia.org/wiki/R%C3%B3wnanie_kwadratowe|równania kwadratowego]] ([[wp&gt;Quadratic Equation]]) ''ax^2 + bx + c = 0'' w dziedzinie liczb rzeczywistych.</text:p>
      <text:p text:style-name="P1">Zaimplementuj predykaty: </text:p>
      <text:p text:style-name="P1"><text:s text:c="2"/>* ''delta/4'' -- obliczający deltę, argumenty kolejno: a, b, c, wynik,</text:p>
      <text:p text:style-name="P1"><text:s text:c="2"/>* ''kwadrat/4'' -- obliczający wynik równania kwadratowego, argumenty kolejno: a, b, c, wynik.</text:p>
      <text:p text:style-name="P1">Zwróć uwagę na niedeterminizm w predykacie ''kwadrat/4'', który znajduje zero, jedno, albo dwa rozwiązania; mogą się przydać [[http://www.swi-prolog.org/pldoc/man?section=arith|funkcje matematyczne]], w szczególności do obliczenia pierwiastka używa się ''sqrt/1''.</text:p>
      <text:p text:style-name="P1"/>
      <text:p text:style-name="P1"/>
      <text:p text:style-name="P1">===== -. Rekurencja w Prologu =====</text:p>
      <text:p text:style-name="P1"/>
      <text:p text:style-name="P1">Typowym przykładem wykorzystania mechanizmu rekurencji jest obliczanie wartości funkcji silnia.</text:p>
      <text:p text:style-name="P1">Poniżej znajduje się kod realizujący tą funkcjonalność.</text:p>
      <text:p text:style-name="P1"/>
      <text:p text:style-name="P1">&lt;code prolog&gt;</text:p>
      <text:p text:style-name="P1"><text:s/>factorial(0,1).</text:p>
      <text:p text:style-name="P1"><text:s/>factorial(Number,Result) :-</text:p>
      <text:p text:style-name="P1"><text:s text:c="8"/>Number &gt; 0,</text:p>
      <text:p text:style-name="P1"><text:s text:c="8"/>NewNumber is <text:s/>Number-1,</text:p>
      <text:p text:style-name="P1"><text:s text:c="8"/>factorial(NewNumber,NewResult),</text:p>
      <text:p text:style-name="P1"><text:s text:c="8"/>Result <text:s/>is <text:s/>Number*NewResult.</text:p>
      <text:p text:style-name="P1">&lt;/code&gt;</text:p>
      <text:p text:style-name="P1"/>
      <text:p text:style-name="P1"/>
      <text:p text:style-name="P1">**Ćwiczenie**</text:p>
      <text:p text:style-name="P1"/>
      <text:p text:style-name="P1">Wpisz, przetestuj i przemyśl działanie programu rekurencyjnie liczącego silnię.</text:p>
      <text:p text:style-name="P1">Uruchom program w trybie śledzenia wykonywania (trace).</text:p>
      <text:p text:style-name="P1"/>
      <text:p text:style-name="P1">**Ćwiczenie**</text:p>
      <text:p text:style-name="P1"/>
      <text:p text:style-name="P1">Opierając się na silni napisz program wypisujący [[http://pl.wikipedia.org/wiki/Ci%C4%85g_Fibonacciego|Ciąg Fibonacciego]].</text:p>
      <text:p text:style-name="P1"/>
      <text:p text:style-name="P1">===== - Wybrane problemy rozwiązane w Prologu =====</text:p>
      <text:p text:style-name="P1"/>
      <text:p text:style-name="P1">==== Świat klocków ====</text:p>
      <text:p text:style-name="P1">Problem [[wp&gt;Blocks_world]]</text:p>
      <text:p text:style-name="P1"/>
      <text:p text:style-name="P1">Wczytaj {{:pl:prolog:prolog_lab:blocks.pl|}}</text:p>
      <text:p text:style-name="P1"/>
      <text:p text:style-name="P1"><text:soft-page-break/>Narysuj na kartce zamodelowany świat.</text:p>
      <text:p text:style-name="P1">Jakie pytania można zadać?</text:p>
      <text:p text:style-name="P1">&lt;code prolog&gt;</text:p>
      <text:p text:style-name="P1">above(b1,b2).</text:p>
      <text:p text:style-name="P1">above(b3,b5).</text:p>
      <text:p text:style-name="P1">left(b1,b7).</text:p>
      <text:p text:style-name="P1">left(b3,b3).</text:p>
      <text:p text:style-name="P1">&lt;/code&gt;</text:p>
      <text:p text:style-name="P1"/>
      <text:p text:style-name="P1"/>
      <text:p text:style-name="P1">**Ćwiczenie**</text:p>
      <text:p text:style-name="P1"/>
      <text:p text:style-name="P1">Opisz w programie taki świat:</text:p>
      <text:p text:style-name="P1">&lt;code&gt;</text:p>
      <text:p text:style-name="P1">a1</text:p>
      <text:p text:style-name="P1">a2</text:p>
      <text:p text:style-name="P1">a3 <text:s text:c="4"/>c1 c3</text:p>
      <text:p text:style-name="P1">a4 <text:s/>a5 c2 c4</text:p>
      <text:p text:style-name="P1">&lt;/code&gt;</text:p>
      <text:p text:style-name="P1"/>
      <text:p text:style-name="P1">==== Wieże Hanoi ====</text:p>
      <text:p text:style-name="P1">Problem [[http://pl.wikipedia.org/wiki/Wieże_Hanoi]].</text:p>
      <text:p text:style-name="P1"/>
      <text:p text:style-name="P1">Problem [[wp&gt;Towers_of_hanoi]]</text:p>
      <text:p text:style-name="P1"/>
      <text:p text:style-name="P1">**Ćwiczenie**</text:p>
      <text:p text:style-name="P1"/>
      <text:p text:style-name="P1">Proszę pobrać program {{:pl:prolog:prolog_lab:hanoi.pl|hanoi.pl}}.</text:p>
      <text:p text:style-name="P1">Przetestować i przemyśleć.</text:p>
      <text:p text:style-name="P1"/>
      <text:p text:style-name="P1">Predykat //move/4// działa następująco:\\</text:p>
      <text:p text:style-name="P1">np. //move(3,left,right,center)// przenosi 3 krążki ze stosu //left// na stos //right// przy pomocy stosu //center//.</text:p>
      <text:p text:style-name="P1"/>
      <text:p text:style-name="P1">Przykład:</text:p>
      <text:p text:style-name="P1">&lt;code prolog&gt;</text:p>
      <text:p text:style-name="P1">?- move(3,left,right,center).</text:p>
      <text:p text:style-name="P1">Move top disk from left to right</text:p>
      <text:p text:style-name="P1">Move top disk from left to center</text:p>
      <text:p text:style-name="P1">Move top disk from right to center</text:p>
      <text:p text:style-name="P1">Move top disk from left to right</text:p>
      <text:p text:style-name="P1">Move top disk from center to left</text:p>
      <text:p text:style-name="P1">Move top disk from center to right</text:p>
      <text:p text:style-name="P1">Move top disk from left to right</text:p>
      <text:p text:style-name="P1">&lt;/code&gt;</text:p>
      <text:p text:style-name="P1"/>
      <text:p text:style-name="P1">Analizując kod programu proszę zauważyć, że algorytm rozwiązania problemu opiera się na dekompozycji na podproblemy.</text:p>
      <text:p text:style-name="P1"/>
      <text:p text:style-name="P1">==== Kolorowanie Mapy ====</text:p>
      <text:p text:style-name="P1">Problem: mamy mapę taką jak poniżej</text:p>
      <text:p text:style-name="P1"/>
      <text:p text:style-name="P1"><text:soft-page-break/>&lt;code prolog&gt;</text:p>
      <text:p text:style-name="P1"/>
      <text:p text:style-name="P1"><text:s text:c="17"/>|Bialorus</text:p>
      <text:p text:style-name="P1"><text:s text:c="17"/>|------------</text:p>
      <text:p text:style-name="P1"><text:s text:c="5"/>Polska <text:s text:c="5"/>|</text:p>
      <text:p text:style-name="P1"><text:s text:c="2"/>---------------|</text:p>
      <text:p text:style-name="P1"><text:s text:c="7"/>| <text:s text:c="8"/>| Ukraina</text:p>
      <text:p text:style-name="P1"><text:s/>Czechy| Slowacja|-----------</text:p>
      <text:p text:style-name="P1">-----------------</text:p>
      <text:p text:style-name="P1">&lt;/code&gt;</text:p>
      <text:p text:style-name="P1"/>
      <text:p text:style-name="P1">Należy ja pokolorować 3 kolorami, tak aby żadne sąsiadujące państwa nie miały takiego samego koloru:</text:p>
      <text:p text:style-name="P1">[[wp&gt;Four_color_theorem]]</text:p>
      <text:p text:style-name="P1"/>
      <text:p text:style-name="P1"/>
      <text:p text:style-name="P1">**Ćwiczenie**</text:p>
      <text:p text:style-name="P1"/>
      <text:p text:style-name="P1">Definiujemy 3 kolory:</text:p>
      <text:p text:style-name="P1"/>
      <text:p text:style-name="P1">&lt;code prolog&gt;</text:p>
      <text:p text:style-name="P1">kolor(czerwony).</text:p>
      <text:p text:style-name="P1">kolor(zielony).</text:p>
      <text:p text:style-name="P1">kolor(niebieski).</text:p>
      <text:p text:style-name="P1">&lt;/code&gt;</text:p>
      <text:p text:style-name="P1"/>
      <text:p text:style-name="P1">Należy zdefiniować predykat ''koloruj/5'', tak aby zadając pytanie:</text:p>
      <text:p text:style-name="P1"/>
      <text:p text:style-name="P1"><text:s text:c="2"/>?- koloruj(Polska,Bialorus,Ukraina,Slowacja,Czechy).</text:p>
      <text:p text:style-name="P1"/>
      <text:p text:style-name="P1">dostać wszystkie możliwości pokolorowania tej konkretnej mapy.</text:p>
      <text:p text:style-name="P1"/>
      <text:p text:style-name="P1">Uwaga: predykat ''koloruj/5'' definiuje zależności geograficzne.</text:p>
      <text:p text:style-name="P1"/>
      <text:p text:style-name="P1">Uwaga: w Prologu operator ''\='' to nieidentyczność, czy też niemożliwość uzgodnienia termów.</text:p>
      <text:p text:style-name="P1"/>
      <text:p text:style-name="P1">==== Dla Zainteresowanych ====</text:p>
      <text:p text:style-name="P1">Więcej ciekawych problemów [[reprezentacja_wiedzy#ciekawe_problemy|na kolejnych zajęciach]]</text:p>
      <text:p text:style-name="P1">oraz w [[prolog:pllib:start|bibliotece programów]].</text:p>
      <text:p text:style-name="P1"/>
      <text:p text:style-name="P1">===== Obserwacje =====</text:p>
      <text:p text:style-name="P1"/>
      <text:p text:style-name="P1">W Prologu negacja opiera się o //Closed World Assumption//!</text:p>
      <text:p text:style-name="P1"/>
      <text:p text:style-name="P1">W Prologu nie ma dualizmu "dane/kod" -&gt; w Prologu jest jedna //baza wiedzy//, zawierająca fakty i reguły, którą można dynamicznie modyfikować.</text:p>
      <text:p text:style-name="P1"/>
      <text:p text:style-name="P1">===== Komentarze =====</text:p>
      <text:p text:style-name="P1">Z braku lepszego miejsca tutaj studenci wpisują komentarze natury ogólnej do tego lab. 8-)</text:p>
      <text:p text:style-name="P1"/>
      <text:p text:style-name="P1"><text:s/>--- //[[gjn@agh.edu.pl|Grzegorz J. Nalepa]] 2008/02/20 14:34//</text:p>
      <text:p text:style-name="P1"/>
      <text:p text:style-name="P1"><text:soft-page-break/></text:p>
      <text:p text:style-name="P2">====== LAB: Praca z listami w Prologu (cz. 1) ======</text:p>
      <text:p text:style-name="P1"/>
      <text:p text:style-name="P1">===== -. Notacja list =====</text:p>
      <text:p text:style-name="P1"/>
      <text:p text:style-name="P1">Lista to uporządkowany zbiór elementów. </text:p>
      <text:p text:style-name="P1">Elementem może być dowolna struktura w Prologu (czyli term).</text:p>
      <text:p text:style-name="P1"/>
      <text:p text:style-name="P1">Listę zapisujemy:</text:p>
      <text:p text:style-name="P1"/>
      <text:p text:style-name="P1">&lt;code prolog&gt;</text:p>
      <text:p text:style-name="P1">[a,b,c]</text:p>
      <text:p text:style-name="P1">[2,4,6,ala,ma,kota]</text:p>
      <text:p text:style-name="P1">[]</text:p>
      <text:p text:style-name="P1">&lt;/code&gt;</text:p>
      <text:p text:style-name="P1"/>
      <text:p text:style-name="P1">Każda lista składa się z:</text:p>
      <text:p text:style-name="P1"/>
      <text:p text:style-name="P1"><text:s text:c="2"/>* **głowy** (ang. //head//), która jest zawsze //1. elementem listy//, oraz</text:p>
      <text:p text:style-name="P1"><text:s text:c="2"/>* **ogona** (ang. //tail//), który jest zawsze //listą//</text:p>
      <text:p text:style-name="P1"/>
      <text:p text:style-name="P1">Głowę od ogona rozdzielamy operatorem ''|'' (pionowa kreska), np.:</text:p>
      <text:p text:style-name="P1"/>
      <text:p text:style-name="P1">&lt;code prolog&gt;</text:p>
      <text:p text:style-name="P1">?- [X|Y]=[a,b,c,d].</text:p>
      <text:p text:style-name="P1"/>
      <text:p text:style-name="P1">X = a</text:p>
      <text:p text:style-name="P1">Y = [b, c, d] ;</text:p>
      <text:p text:style-name="P1">&lt;/code&gt;</text:p>
      <text:p text:style-name="P1"/>
      <text:p text:style-name="P1">Dekompozycja i strukturalizacja list jest realizowana głównie przez mechanizm //unifikacji//, a co za tym idzie w.w. notacja jest jej podstawą. </text:p>
      <text:p text:style-name="P1">Na przykład:</text:p>
      <text:p text:style-name="P1"/>
      <text:p text:style-name="P1">&lt;code prolog&gt;</text:p>
      <text:p text:style-name="P1">?- [X,Y|Z]=[a,b,c,d].</text:p>
      <text:p text:style-name="P1"/>
      <text:p text:style-name="P1">X = a</text:p>
      <text:p text:style-name="P1">Y = b</text:p>
      <text:p text:style-name="P1">Z = [c, d] ;</text:p>
      <text:p text:style-name="P1"/>
      <text:p text:style-name="P1">?- [X,Y,a]=[Z,b,Z].</text:p>
      <text:p text:style-name="P1"/>
      <text:p text:style-name="P1">X = a</text:p>
      <text:p text:style-name="P1">Y = b</text:p>
      <text:p text:style-name="P1">Z = a ;</text:p>
      <text:p text:style-name="P1">&lt;/code&gt;</text:p>
      <text:p text:style-name="P1"/>
      <text:p text:style-name="P1"><text:soft-page-break/></text:p>
      <text:p text:style-name="P1">**Ćwiczenie**</text:p>
      <text:p text:style-name="P1"/>
      <text:p text:style-name="P1">Proszę sprawdzić poniższe unifikacje:</text:p>
      <text:p text:style-name="P1"/>
      <text:p text:style-name="P1">&lt;code prolog&gt;</text:p>
      <text:p text:style-name="P1">?- X=[a,b,c].</text:p>
      <text:p text:style-name="P1">?- [X|Y]=[a,b,c].</text:p>
      <text:p text:style-name="P1">?- [[a,b],c]=[X,Y].</text:p>
      <text:p text:style-name="P1">?- [a(b),c(X)]=[Z,c(a)].</text:p>
      <text:p text:style-name="P1">?- [X|Y]=[a].</text:p>
      <text:p text:style-name="P1">&lt;/code&gt;</text:p>
      <text:p text:style-name="P1"/>
      <text:p text:style-name="P1">Wybieranie elementu:</text:p>
      <text:p text:style-name="P1"/>
      <text:p text:style-name="P1">&lt;code prolog&gt;</text:p>
      <text:p text:style-name="P1">trzeci([A,B,C|Reszta],C).</text:p>
      <text:p text:style-name="P1">&lt;/code&gt;</text:p>
      <text:p text:style-name="P1"/>
      <text:p text:style-name="P1">Zdefiniować predykat porównujący 2 wybrane elementy listy, np. 3. i 4.</text:p>
      <text:p text:style-name="P1"/>
      <text:p text:style-name="P1">Przykład użycia:</text:p>
      <text:p text:style-name="P1">&lt;code prolog&gt;</text:p>
      <text:p text:style-name="P1">?- porownaj([a,b,c,d]).</text:p>
      <text:p text:style-name="P1">false</text:p>
      <text:p text:style-name="P1">?- porownaj([a,b,c,c]).</text:p>
      <text:p text:style-name="P1">true</text:p>
      <text:p text:style-name="P1">&lt;/code&gt;</text:p>
      <text:p text:style-name="P1"/>
      <text:p text:style-name="P1">Zdefiniować predykat zamieniający 2 wybrane elementy listy, np. 3. i 4.</text:p>
      <text:p text:style-name="P1">&lt;code prolog&gt;</text:p>
      <text:p text:style-name="P1">?- zamien([a,b,c,d],X).</text:p>
      <text:p text:style-name="P1">X=[a,b,d,c]</text:p>
      <text:p text:style-name="P1">true</text:p>
      <text:p text:style-name="P1">&lt;/code&gt;</text:p>
      <text:p text:style-name="P1"/>
      <text:p text:style-name="P1">===== -. Przynależność do listy =====</text:p>
      <text:p text:style-name="P1"/>
      <text:p text:style-name="P1">&lt;code prolog&gt;</text:p>
      <text:p text:style-name="P1">nalezy(X,[X|_]).</text:p>
      <text:p text:style-name="P1">nalezy(X,[_|Yogon]) :-</text:p>
      <text:p text:style-name="P1"><text:tab/>nalezy(X,Yogon).</text:p>
      <text:p text:style-name="P1">&lt;/code&gt;</text:p>
      <text:p text:style-name="P1"/>
      <text:p text:style-name="P1"/>
      <text:p text:style-name="P1">**Ćwiczenie**</text:p>
      <text:p text:style-name="P1"/>
      <text:p text:style-name="P1">Dopisać predykat ''nalezy'' do pliku //listy-1.pl//</text:p>
      <text:p text:style-name="P1"/>
      <text:p text:style-name="P1">Sprawdzić i przemyśleć działanie poniższych:</text:p>
      <text:p text:style-name="P1"/>
      <text:p text:style-name="P1">&lt;code prolog&gt;</text:p>
      <text:p text:style-name="P1"><text:soft-page-break/>?- nalezy(c,[a,b,c,d]).</text:p>
      <text:p text:style-name="P1">?- nalezy(x,[a,b,c,d]).</text:p>
      <text:p text:style-name="P1">?- nalezy(X,[a,b,c,d]).</text:p>
      <text:p text:style-name="P1">?- nalezy(x,a).</text:p>
      <text:p text:style-name="P1">?- nalezy(X,a).</text:p>
      <text:p text:style-name="P1">&lt;/code&gt;</text:p>
      <text:p text:style-name="P1"/>
      <text:p text:style-name="P1"/>
      <text:p text:style-name="P1">===== -. Liczenie elementów =====</text:p>
      <text:p text:style-name="P1"/>
      <text:p text:style-name="P1">&lt;code prolog&gt;</text:p>
      <text:p text:style-name="P1">dlugosc([],0).</text:p>
      <text:p text:style-name="P1">dlugosc([_|Ogon],Dlug) :-</text:p>
      <text:p text:style-name="P1"><text:tab/>dlugosc(Ogon,X),</text:p>
      <text:p text:style-name="P1"><text:tab/>Dlug is X+1.</text:p>
      <text:p text:style-name="P1">&lt;/code&gt;</text:p>
      <text:p text:style-name="P1"/>
      <text:p text:style-name="P1"/>
      <text:p text:style-name="P1">**Ćwiczenie**</text:p>
      <text:p text:style-name="P1"/>
      <text:p text:style-name="P1">Dopisać predykat ''dlugosc'' do pliku //listy-1.pl//</text:p>
      <text:p text:style-name="P1"/>
      <text:p text:style-name="P1">Sprawdzić i przemyśleć działanie poniższych:</text:p>
      <text:p text:style-name="P1"/>
      <text:p text:style-name="P1">&lt;code prolog&gt;</text:p>
      <text:p text:style-name="P1"><text:s text:c="2"/>?- dlugosc([a,b,c],X).</text:p>
      <text:p text:style-name="P1">&lt;/code&gt;</text:p>
      <text:p text:style-name="P1"/>
      <text:p text:style-name="P1"/>
      <text:p text:style-name="P1">===== -. Rekurencyjna analiza list =====</text:p>
      <text:p text:style-name="P1"/>
      <text:p text:style-name="P1">(źródło: [[http://cs.union.edu/~striegnk/learn-prolog-now/html/node35.html#sec.l4.rdal|LearnPrologNow]])</text:p>
      <text:p text:style-name="P1"/>
      <text:p text:style-name="P1">&lt;code prolog&gt;</text:p>
      <text:p text:style-name="P1">a2b([],[]).</text:p>
      <text:p text:style-name="P1">a2b([a|Ta],[b|Tb]) :- </text:p>
      <text:p text:style-name="P1"><text:s text:c="3"/>a2b(Ta,Tb).</text:p>
      <text:p text:style-name="P1">&lt;/code&gt;</text:p>
      <text:p text:style-name="P1"/>
      <text:p text:style-name="P1"/>
      <text:p text:style-name="P1">**Ćwiczenie**</text:p>
      <text:p text:style-name="P1"/>
      <text:p text:style-name="P1">Dopisać predykat ''a2b'' do pliku //listy-1.pl//</text:p>
      <text:p text:style-name="P1"/>
      <text:p text:style-name="P1">Sprawdzić i przemyśleć działanie poniższych:</text:p>
      <text:p text:style-name="P1"/>
      <text:p text:style-name="P1">&lt;code prolog&gt;</text:p>
      <text:p text:style-name="P1"><text:s text:c="2"/>?- a2b([a,a,a],[b,b,b]).</text:p>
      <text:p text:style-name="P1"><text:s text:c="2"/>?- a2b([a,a,a,a],[b,b,b]).</text:p>
      <text:p text:style-name="P1"><text:s text:c="2"/>?- a2b([a,s,d],[b,s,d]).</text:p>
      <text:p text:style-name="P1"/>
      <text:p text:style-name="P1"><text:soft-page-break/><text:s text:c="2"/>?- a2b([a,a,a,a],X).</text:p>
      <text:p text:style-name="P1"><text:s text:c="2"/>?- a2b(X,[b,b]).</text:p>
      <text:p text:style-name="P1"><text:s text:c="2"/>?- a2b(X,Y).</text:p>
      <text:p text:style-name="P1">&lt;/code&gt;</text:p>
      <text:p text:style-name="P1"/>
      <text:p text:style-name="P1">Uwaga: ten predykat robi "coś ciekawego" tylko na listach zaczynających się od ''a'' i ''b''!</text:p>
      <text:p text:style-name="P1"/>
      <text:p text:style-name="P1"/>
      <text:p text:style-name="P1">===== -. Sklejanie list =====</text:p>
      <text:p text:style-name="P1"/>
      <text:p text:style-name="P1">&lt;code prolog&gt;</text:p>
      <text:p text:style-name="P1">sklej([],X,X).</text:p>
      <text:p text:style-name="P1">sklej([X|L1],L2,[X|L3]) :-</text:p>
      <text:p text:style-name="P1"><text:tab/>sklej(L1,L2,L3).</text:p>
      <text:p text:style-name="P1">&lt;/code&gt;</text:p>
      <text:p text:style-name="P1"/>
      <text:p text:style-name="P1"/>
      <text:p text:style-name="P1">**Ćwiczenie**</text:p>
      <text:p text:style-name="P1"/>
      <text:p text:style-name="P1">Dopisać predykat ''sklej'' do pliku //listy-1.pl//</text:p>
      <text:p text:style-name="P1"/>
      <text:p text:style-name="P1">Sprawdzić i przemyśleć działanie poniższych:</text:p>
      <text:p text:style-name="P1"/>
      <text:p text:style-name="P1">&lt;code prolog&gt;</text:p>
      <text:p text:style-name="P1">?- sklej([a,b],[c,d],X).</text:p>
      <text:p text:style-name="P1">?- sklej([a,b],X,[c,d]).</text:p>
      <text:p text:style-name="P1">?- sklej([a,b],X,[a,b,c,d]).</text:p>
      <text:p text:style-name="P1"/>
      <text:p text:style-name="P1">?- sklej(A,B,[a,b,c,d,e]).</text:p>
      <text:p text:style-name="P1"/>
      <text:p text:style-name="P1">?- sklej([1,2,3],[a,b,c],X).</text:p>
      <text:p text:style-name="P1">?- sklej([1,2,3],[a(e),b(f),c(d,g)],X).</text:p>
      <text:p text:style-name="P1"/>
      <text:p text:style-name="P1">?- sklej(Przed,[5|Po],[1,2,3,4,5,6,7,8,9]).</text:p>
      <text:p text:style-name="P1">?- sklej(_,[A,5,B|_],[1,2,3,4,5,6,7,8,9]).</text:p>
      <text:p text:style-name="P1">?- sklej(A,[x,x,x|_],[a,b,x,x,c,x,x,x,d,e]).</text:p>
      <text:p text:style-name="P1">&lt;/code&gt;</text:p>
      <text:p text:style-name="P1"/>
      <text:p text:style-name="P1">Uwaga: dopisać i przetestować predykat:</text:p>
      <text:p text:style-name="P1"/>
      <text:p text:style-name="P1">&lt;code prolog&gt;</text:p>
      <text:p text:style-name="P1">nalezy1(X,L) :-</text:p>
      <text:p text:style-name="P1"><text:tab/>sklej(_,[X|_],L).</text:p>
      <text:p text:style-name="P1">&lt;/code&gt;</text:p>
      <text:p text:style-name="P1"/>
      <text:p text:style-name="P1">Zdefiniować predykat:</text:p>
      <text:p text:style-name="P1"/>
      <text:p text:style-name="P1"><text:s text:c="2"/>ostatni(Element,Lista).</text:p>
      <text:p text:style-name="P1"/>
      <text:p text:style-name="P1">Z użyciem i bez użycia ''sklej''.</text:p>
      <text:p text:style-name="P1"/>
      <text:p text:style-name="P1"/>
      <text:p text:style-name="P1"><text:soft-page-break/>===== -. Dodawanie elementów =====</text:p>
      <text:p text:style-name="P1"/>
      <text:p text:style-name="P1">&lt;code prolog&gt;</text:p>
      <text:p text:style-name="P1">dodaj(X,L,[X|L]).</text:p>
      <text:p text:style-name="P1">&lt;/code&gt;</text:p>
      <text:p text:style-name="P1"/>
      <text:p text:style-name="P1">W praktyce nie byłby tu potrzebny dodatkowy predykat.</text:p>
      <text:p text:style-name="P1"/>
      <text:p text:style-name="P1"/>
      <text:p text:style-name="P1">**Ćwiczenie**</text:p>
      <text:p text:style-name="P1"/>
      <text:p text:style-name="P1">Dopisać predykat ''dodaj'' do pliku //listy-1.pl//</text:p>
      <text:p text:style-name="P1"/>
      <text:p text:style-name="P1">Sprawdzić i przemyśleć działanie poniższych:</text:p>
      <text:p text:style-name="P1"/>
      <text:p text:style-name="P1">&lt;code prolog&gt;</text:p>
      <text:p text:style-name="P1">?- dodaj(a,[c,d],X).</text:p>
      <text:p text:style-name="P1">?- dodaj([a,b],[c,d],X).</text:p>
      <text:p text:style-name="P1">&lt;/code&gt;</text:p>
      <text:p text:style-name="P1"/>
      <text:p text:style-name="P1"/>
      <text:p text:style-name="P1">===== -. Usuwanie elementów =====</text:p>
      <text:p text:style-name="P1"/>
      <text:p text:style-name="P1">&lt;code prolog&gt;</text:p>
      <text:p text:style-name="P1">usun(X,[X|Reszta],Reszta).</text:p>
      <text:p text:style-name="P1">usun(X,[Y|Ogon],[Y|Reszta]) :-</text:p>
      <text:p text:style-name="P1"><text:tab/>usun(X,Ogon,Reszta).</text:p>
      <text:p text:style-name="P1">&lt;/code&gt;</text:p>
      <text:p text:style-name="P1"/>
      <text:p text:style-name="P1"/>
      <text:p text:style-name="P1">**Ćwiczenie**</text:p>
      <text:p text:style-name="P1"/>
      <text:p text:style-name="P1">Dopisać predykat ''usun'' do pliku //listy-1.pl//</text:p>
      <text:p text:style-name="P1"/>
      <text:p text:style-name="P1">Sprawdzić i przemyśleć działanie poniższych:</text:p>
      <text:p text:style-name="P1"/>
      <text:p text:style-name="P1">&lt;code prolog&gt;</text:p>
      <text:p text:style-name="P1">?- usun(a,[a,b,a,c,a,a],X).</text:p>
      <text:p text:style-name="P1">?- usun(a,[a,b,c,d],X).</text:p>
      <text:p text:style-name="P1">?- usun(c,[a,b,c,d],X).</text:p>
      <text:p text:style-name="P1">?- usun(c,X,[a,b,c,d]).</text:p>
      <text:p text:style-name="P1"/>
      <text:p text:style-name="P1">?- usun(1,X,[a,b,c,d]).</text:p>
      <text:p text:style-name="P1">&lt;/code&gt;</text:p>
      <text:p text:style-name="P1"/>
      <text:p text:style-name="P1">Proszę znajdywać wszystkie rozwiązania (;).</text:p>
      <text:p text:style-name="P1"/>
      <text:p text:style-name="P1">Uwaga: dopisać i przetestować predykat:</text:p>
      <text:p text:style-name="P1"/>
      <text:p text:style-name="P1">&lt;code prolog&gt;</text:p>
      <text:p text:style-name="P1">wstaw(X,L,Duza) :-</text:p>
      <text:p text:style-name="P1"><text:tab/>usun(X,Duza,L).</text:p>
      <text:p text:style-name="P1"><text:soft-page-break/>&lt;/code&gt;</text:p>
      <text:p text:style-name="P1"/>
      <text:p text:style-name="P1">Uwaga: dopisać i przetestować predykat:</text:p>
      <text:p text:style-name="P1"/>
      <text:p text:style-name="P1">&lt;code prolog&gt;</text:p>
      <text:p text:style-name="P1">nalezy2(X,L) :-</text:p>
      <text:p text:style-name="P1"><text:tab/>usun(X,L,_).</text:p>
      <text:p text:style-name="P1">&lt;/code&gt;</text:p>
      <text:p text:style-name="P1"/>
      <text:p text:style-name="P1"/>
      <text:p text:style-name="P1">===== -. Zawieranie list =====</text:p>
      <text:p text:style-name="P1"/>
      <text:p text:style-name="P1">&lt;code prolog&gt;</text:p>
      <text:p text:style-name="P1">zawiera(S,L) :-</text:p>
      <text:p text:style-name="P1"><text:tab/>sklej(_,L2,L),</text:p>
      <text:p text:style-name="P1"><text:tab/>sklej(S,_,L2).</text:p>
      <text:p text:style-name="P1">&lt;/code&gt;</text:p>
      <text:p text:style-name="P1"/>
      <text:p text:style-name="P1"/>
      <text:p text:style-name="P1">**Ćwiczenie**</text:p>
      <text:p text:style-name="P1"/>
      <text:p text:style-name="P1">Dopisać predykat ''zawiera'' do pliku //listy-1.pl//</text:p>
      <text:p text:style-name="P1"/>
      <text:p text:style-name="P1">Sprawdzić i przemyśleć działanie poniższych:</text:p>
      <text:p text:style-name="P1"/>
      <text:p text:style-name="P1">&lt;code prolog&gt;</text:p>
      <text:p text:style-name="P1">?- zawiera(a,[a,b,c]).</text:p>
      <text:p text:style-name="P1">?- zawiera([a],[a,b,c]).</text:p>
      <text:p text:style-name="P1">?- zawiera(X,[a,b,c]).</text:p>
      <text:p text:style-name="P1">?- zawiera([X],[a,b,c]).</text:p>
      <text:p text:style-name="P1">?- zawiera([X,Y],[a,b,c]).</text:p>
      <text:p text:style-name="P1">?- zawiera([X,Y,Z],[a,b,c]).</text:p>
      <text:p text:style-name="P1">&lt;/code&gt;</text:p>
      <text:p text:style-name="P1"/>
      <text:p text:style-name="P1"/>
      <text:p text:style-name="P1">===== -. Permutacje list =====</text:p>
      <text:p text:style-name="P1"/>
      <text:p text:style-name="P1">&lt;code prolog&gt;</text:p>
      <text:p text:style-name="P1">permutacja([],[]).</text:p>
      <text:p text:style-name="P1">permutacja([X|L],P) :-</text:p>
      <text:p text:style-name="P1"><text:tab/>permutacja(L,L1),</text:p>
      <text:p text:style-name="P1"><text:tab/>wstaw(X,L1,P).</text:p>
      <text:p text:style-name="P1"/>
      <text:p text:style-name="P1">permutacja2([],[]).</text:p>
      <text:p text:style-name="P1">permutacja2(L,[X|P]) :-</text:p>
      <text:p text:style-name="P1"><text:tab/>usun(X,L,L1),</text:p>
      <text:p text:style-name="P1"><text:tab/>permutacja2(L1,P).</text:p>
      <text:p text:style-name="P1">&lt;/code&gt;</text:p>
      <text:p text:style-name="P1"/>
      <text:p text:style-name="P1"/>
      <text:p text:style-name="P1">**Ćwiczenie**</text:p>
      <text:p text:style-name="P1"/>
      <text:p text:style-name="P1"><text:soft-page-break/>Dopisać predykat ''permutacja'' do pliku //listy-1.pl//</text:p>
      <text:p text:style-name="P1"/>
      <text:p text:style-name="P1">Sprawdzić i przemyśleć działanie poniższych:</text:p>
      <text:p text:style-name="P1"/>
      <text:p text:style-name="P1">&lt;code prolog&gt;</text:p>
      <text:p text:style-name="P1">?- permutacja([a,b,c],X).</text:p>
      <text:p text:style-name="P1">?- permutacja2([a,b,c],X).</text:p>
      <text:p text:style-name="P1">&lt;/code&gt;</text:p>
      <text:p text:style-name="P1"/>
      <text:p text:style-name="P1"/>
      <text:p text:style-name="P1">===== -. Odwracanie list =====</text:p>
      <text:p text:style-name="P1"/>
      <text:p text:style-name="P1">&lt;code prolog&gt;</text:p>
      <text:p text:style-name="P1">odwroc([],[]).</text:p>
      <text:p text:style-name="P1">odwroc([H|T],L) :-</text:p>
      <text:p text:style-name="P1"><text:tab/>odwroc(T,R),</text:p>
      <text:p text:style-name="P1"><text:tab/>sklej(R,[H],L).</text:p>
      <text:p text:style-name="P1">&lt;/code&gt;</text:p>
      <text:p text:style-name="P1"/>
      <text:p text:style-name="P1"/>
      <text:p text:style-name="P1">**Ćwiczenie**</text:p>
      <text:p text:style-name="P1"/>
      <text:p text:style-name="P1">Dopisać predykat ''odwroc'' do pliku //listy-1.pl//</text:p>
      <text:p text:style-name="P1"/>
      <text:p text:style-name="P1">Sprawdzić i przemyśleć działanie poniższych:</text:p>
      <text:p text:style-name="P1"/>
      <text:p text:style-name="P1">&lt;code prolog&gt;</text:p>
      <text:p text:style-name="P1">?- odwroc([a,b,c,d],X).</text:p>
      <text:p text:style-name="P1">?- odwroc([a,b,c,d],[d,c,b,a]).</text:p>
      <text:p text:style-name="P1">&lt;/code&gt;</text:p>
      <text:p text:style-name="P1"/>
      <text:p text:style-name="P1"/>
      <text:p text:style-name="P1">===== -. Listy a napisy =====</text:p>
      <text:p text:style-name="P1"/>
      <text:p text:style-name="P1">Napis w Prologu może być reprezentowany przez:</text:p>
      <text:p text:style-name="P1"/>
      <text:p text:style-name="P1"><text:s text:c="2"/>* atom - jest trudny w obróbce,</text:p>
      <text:p text:style-name="P1"><text:s text:c="2"/>* listę kodów ASCII znaków,</text:p>
      <text:p text:style-name="P1"><text:s text:c="2"/>* listę jednoliterowych atomów.</text:p>
      <text:p text:style-name="P1"/>
      <text:p text:style-name="P1">Reprezentacja przy pomocy listy zwiększa możliwości przetwarzania.</text:p>
      <text:p text:style-name="P1"/>
      <text:p text:style-name="P1">Przydatny predykat:</text:p>
      <text:p text:style-name="P1"/>
      <text:p text:style-name="P1">&lt;code prolog&gt;</text:p>
      <text:p text:style-name="P1">wypisz([H|T]) :-</text:p>
      <text:p text:style-name="P1"><text:tab/>put(H), wypisz(T).</text:p>
      <text:p text:style-name="P1">wypisz([]).</text:p>
      <text:p text:style-name="P1">&lt;/code&gt;</text:p>
      <text:p text:style-name="P1"/>
      <text:p text:style-name="P1"/>
      <text:p text:style-name="P1"><text:soft-page-break/>Inna sytuacja: Przykład wykorzystania wbudowanych predykatów ''name'' i ''append'' do przekształcania napisów.</text:p>
      <text:p text:style-name="P1">Predykat ''plural(Noun, Pl)'' - przekształca rzeczownik regularny języka angielskiego z liczby pojedynczej na liczbę mnogą.</text:p>
      <text:p text:style-name="P1">&lt;code prolog&gt; </text:p>
      <text:p text:style-name="P1">plural(Noun, PL) :- </text:p>
      <text:p text:style-name="P1"><text:tab/>name(Noun, L), </text:p>
      <text:p text:style-name="P1"><text:tab/>name(s,T), </text:p>
      <text:p text:style-name="P1"><text:tab/>append(L,T, NL), </text:p>
      <text:p text:style-name="P1"><text:tab/>name(PL, NL).</text:p>
      <text:p text:style-name="P1">&lt;/code&gt;</text:p>
      <text:p text:style-name="P1"/>
      <text:p text:style-name="P1"/>
      <text:p text:style-name="P1">**Ćwiczenie**</text:p>
      <text:p text:style-name="P1"/>
      <text:p text:style-name="P1">Sprawdzić i przemyśleć działanie poniższych:</text:p>
      <text:p text:style-name="P1"/>
      <text:p text:style-name="P1">&lt;code prolog&gt;</text:p>
      <text:p text:style-name="P1">?- write('ala').</text:p>
      <text:p text:style-name="P1">?- write('ala ma kota').</text:p>
      <text:p text:style-name="P1">?- write("ala").</text:p>
      <text:p text:style-name="P1">?- write("ala ma kota").</text:p>
      <text:p text:style-name="P1">?- X = 'a', put(X).</text:p>
      <text:p text:style-name="P1">?- X = 'ala', put(X).</text:p>
      <text:p text:style-name="P1">?- X = "a", put(X).</text:p>
      <text:p text:style-name="P1">?- put(65),put(66),put(67).</text:p>
      <text:p text:style-name="P1">&lt;/code&gt;</text:p>
      <text:p text:style-name="P1"/>
      <text:p text:style-name="P1">Dopisać predykaty ''wypisz'' i ''plural'' do pliku //listy-1.pl//</text:p>
      <text:p text:style-name="P1"/>
      <text:p text:style-name="P1">Sprawdzić i przemyśleć działanie poniższych:</text:p>
      <text:p text:style-name="P1"/>
      <text:p text:style-name="P1">&lt;code prolog&gt;</text:p>
      <text:p text:style-name="P1">?- wypisz("ala ma kota").</text:p>
      <text:p text:style-name="P1">?- permutacja("abc",X),wypisz(X),nl,fail.</text:p>
      <text:p text:style-name="P1">?- wstaw(" ", "abcdefgh",Z),wypisz(Z),nl,fail.</text:p>
      <text:p text:style-name="P1">&lt;/code&gt;</text:p>
      <text:p text:style-name="P1"/>
      <text:p text:style-name="P1"/>
      <text:p text:style-name="P1">&lt;code prolog&gt;</text:p>
      <text:p text:style-name="P1">?- plural(day,PL).</text:p>
      <text:p text:style-name="P1">&lt;/code&gt;</text:p>
      <text:p text:style-name="P1"/>
      <text:p text:style-name="P1"><text:s/></text:p>
      <text:p text:style-name="P1"/>
      <text:p text:style-name="P1">===== Dla Zainteresowanych =====</text:p>
      <text:p text:style-name="P1"/>
      <text:p text:style-name="P1">==== Minecraft ====</text:p>
      <text:p text:style-name="P1">Zastanówmy się nad próbą implementacji prostej gry typu [[http://pl.wikipedia.org/wiki/Minecraft|Minecraft]]. Kluczowym elementem gry jest silnik wokselowy, który odpowiada za renderowania ogromnego świata przy użyciu prostych klocków zwanych [[http://pl.wikipedia.org/wiki/Woksel|<text:soft-page-break/>wokselami]]. Zaczniemy od rysowania przykładowego woksela. Proszę uruchomić program {{:pl:prolog:prolog_lab:cuboid.pl|}} (wymagane XPCE) i przeanalizować jego działanie.</text:p>
      <text:p text:style-name="P1"/>
      <text:p text:style-name="P1">&lt;code prolog&gt;</text:p>
      <text:p text:style-name="P1">?- cuboid(2,2,2).</text:p>
      <text:p text:style-name="P1">&lt;/code&gt;</text:p>
      <text:p text:style-name="P1"/>
      <text:p text:style-name="P1">Następnie proszę zapoznać się z kodem odpowiadającym za animację {{:pl:prolog:prolog_lab:animation.pl|}}:</text:p>
      <text:p text:style-name="P1"/>
      <text:p text:style-name="P1">&lt;code prolog&gt;</text:p>
      <text:p text:style-name="P1">?- sm.</text:p>
      <text:p text:style-name="P1">&lt;/code&gt;</text:p>
      <text:p text:style-name="P1"/>
      <text:p text:style-name="P1">Zadania:</text:p>
      <text:p text:style-name="P1"><text:s text:c="2"/>- Przerobić predykat ''cuboid'' tak, żeby można było sprecyzować jego pozycję w przestrzeni</text:p>
      <text:p text:style-name="P1"><text:s text:c="2"/>- Napisać predykat ''cuboids'', który przyjmuje listę współrzędnych i rysuje w nich sześciany o zadanej długości boku</text:p>
      <text:p text:style-name="P1"><text:s text:c="2"/>- Przy pomocy predykatu ''cuboids'' należy zamodelować [[http://i.ytimg.com/vi/u1bX8kEy0pg/maxresdefault.jpg?|złożony obiekt ze świata Minecraft]]</text:p>
      <text:p text:style-name="P1"><text:s text:c="2"/>- Bazując na kodzie z ''animation.pl'' należy wprawić krowę w ruch sinusoidalny, imitujący [[https://www.youtube.com/watch?v=QH2-TGUlwu4|kota z filmu]]</text:p>
      <text:p text:style-name="P1"><text:s text:c="2"/>- [Dla odważnych] dodać do animacji [[https://archive.org/details/nyannyannyan|dźwięk]] podobny do tego z [[https://www.youtube.com/watch?v=QH2-TGUlwu4|filmu]]</text:p>
      <text:p text:style-name="P1"/>
      <text:p text:style-name="P1">Pytania:</text:p>
      <text:p text:style-name="P1"><text:s text:c="2"/>- Czy rozsądne jest rysowanie wszystkich klocków? Jak wykryć, które klocki są widoczne z perspektywy gracza? Pomocny może okazać się [[http://et1337.com/2015/02/18/the-poor-mans-voxel-engine/#|link]]</text:p>
      <text:p text:style-name="P1"><text:s text:c="2"/>- Czy możliwe jest zrobienie w podobny sposób imitacji poniższego [[http://goo.gl/YroZm|filmu]]?</text:p>
      <text:p text:style-name="P1"/>
      <text:p text:style-name="P1"/>
      <text:p text:style-name="P1">==== Efektywność odwracania list ====</text:p>
      <text:p text:style-name="P1"><text:s text:c="2"/>* Predykat podany w sekcji [[#odwracanie_list|odwracanie list]], tzw. naiwny, używa predykatu sklej, co powoduje jego nieefektywność. Innym rozwiązaniem jest użycie tzw. akumulatora, w którym przechowujemy budowaną na bieżąco listę. Opis procedury: [[http://cs.union.edu/~striegnk/learn-prolog-now/html/node51.html#subsec.l6.reverse.acc|tutaj]]</text:p>
      <text:p text:style-name="P1">W kolejnych krokach predykat ten buduje listę Accumulator:</text:p>
      <text:p text:style-name="P1"><text:s text:c="4"/>List: [a,b,c,d] <text:s/>Accumulator: []</text:p>
      <text:p text:style-name="P1"><text:s text:c="4"/>List: [b,c,d] <text:s text:c="3"/>Accumulator: [a]</text:p>
      <text:p text:style-name="P1"><text:s text:c="4"/>List: [c,d] <text:s text:c="5"/>Accumulator: [b,a]</text:p>
      <text:p text:style-name="P1"><text:s text:c="4"/>List: [d] <text:s text:c="7"/>Accumulator: [c,b,a]</text:p>
      <text:p text:style-name="P1"><text:s text:c="4"/>List: [] <text:s text:c="8"/>Accumulator: [d,c,b,a]</text:p>
      <text:p text:style-name="P1"/>
      <text:p text:style-name="P1">Klauzule wyglądają następująco:</text:p>
      <text:p text:style-name="P1">&lt;code prolog&gt;</text:p>
      <text:p text:style-name="P1">odwroc2(L,R) :-</text:p>
      <text:p text:style-name="P1"><text:s text:c="5"/>odwr2(L,[],R).</text:p>
      <text:p text:style-name="P1">odwr2([H|T],A,R) :-</text:p>
      <text:p text:style-name="P1"><text:s text:c="5"/>odwr2(T,[H|A],R).</text:p>
      <text:p text:style-name="P1">odwr2([],A,A).</text:p>
      <text:p text:style-name="P1"><text:soft-page-break/>&lt;/code&gt;</text:p>
      <text:p text:style-name="P1"/>
      <text:p text:style-name="P1">Rezultat: Znaczna poprawa efektywności. Przykładowo dla 8-elementowej listy predykat wykorzystujący sklej wykonuje 90 kroków, zaś używający akumulatora - 20. <text:s text:c="2"/>--- //[[ikaf@student.agh.edu.pl|Weronika Furmańska]] 2008/10/29 13:33//</text:p>
      <text:p text:style-name="P1"/>
      <text:p text:style-name="P1">==== Listy różnicowe ====</text:p>
      <text:p text:style-name="P1"/>
      <text:p text:style-name="P1">Dużą bolączką operacji na listach w Prologu (jak też w innych językach programowania, które wymuszają przechodzenie po elementach listy od lewej do prawej, np. Haskell) jest nieefektywność operacji działających na końcu listy. Sztandarowym przykładem takiej operacji jest łączenie dwóch list, vel. predykat sklej/3 implementowany na tych laboratoriach — rezolucja musi w nim przejść kolejno po wszystkich elementach pierwszej listy; złożoność czasowa jest zatem liniowa i przy częstym sklejaniu list znacząco spowalnia działanie programu. </text:p>
      <text:p text:style-name="P1"/>
      <text:p text:style-name="P1">Standardowym rozwiązaniem problemu są listy różnicowe (ang. //difference lists//), które reprezentują jedną listę jako **różnicę między dwiema listami**. Różnicę rozumiemy jako odjęcie elementów z drugiej listy od końca pierwszej listy, np. lista &lt;code prolog&gt;[a,b,c].&lt;/code&gt; może być reprezentowana równoważnie przez wszystkie poniższe pary list:</text:p>
      <text:p text:style-name="P1">&lt;code prolog&gt;</text:p>
      <text:p text:style-name="P1">[a,b,c,d,e],[d,e].</text:p>
      <text:p text:style-name="P1">[a,b,c,d,e,f],[d,e,f].</text:p>
      <text:p text:style-name="P1">[a,b,c],[].</text:p>
      <text:p text:style-name="P1">[a,b,c|[d,e,f,g]],[d,e,f,g].</text:p>
      <text:p text:style-name="P1">[a,b,c|[]],[].</text:p>
      <text:p text:style-name="P1">[a,b,c|End],End.</text:p>
      <text:p text:style-name="P1">&lt;/code&gt;</text:p>
      <text:p text:style-name="P1">Szczególnie interesująca jest ostatnia linijka ze względu na swoją ogólność. Każdą listę ''[L]'' można przedstawić jako parę ''[L|End]'',''End''. Kiedy ''End'' jest zmienną bez przypisanej wartości, listę o takiej postaci nazywamy otwartą (ang. //open list//). Z proceduralnego punktu widzenia zmienna ''End'' jest "wskaźnikiem" na koniec listy ''L''; unifikując z ''End'' inną listę, wstawiamy jej elementy na koniec listy ''L''. Poniżej przedstawiony jest predykat ''sklej_roznicowo/3'', który wykonuje tę operację (uwaga: operator '''-''' służy tutaj jedynie grupowaniu argumentów; parę ''[L|End]'', ''End'' zapiszemy jako ''[L|End] - End'').</text:p>
      <text:p text:style-name="P1">&lt;code prolog&gt;</text:p>
      <text:p text:style-name="P1">sklej_roznicowo(L - End, End, L).</text:p>
      <text:p text:style-name="P1">&lt;/code&gt;</text:p>
      <text:p text:style-name="P1">Poniżej przykład wywołania predykatu:</text:p>
      <text:p text:style-name="P1">&lt;code prolog&gt;</text:p>
      <text:p text:style-name="P1">?:- sklej_roznicowo([a,b,c|End]-End,[d,e,f],Wynik).</text:p>
      <text:p text:style-name="P1">End = [d, e, f],</text:p>
      <text:p text:style-name="P1">Wynik = [a, b, c, d, e, f].</text:p>
      <text:p text:style-name="P1">&lt;/code&gt;</text:p>
      <text:p text:style-name="P1"/>
      <text:p text:style-name="P1">Predykat ten różni się od tego implementowanego na zajęciach pod względem złożoności obliczeniowej; ''sklej_roznicowo'' nigdy nie wchodzi w rekurencję, wykonuje jedynie jedną unifikację, ma więc stałą złożoność obliczeniową.</text:p>
      <text:p text:style-name="P1"/>
      <text:p text:style-name="P1">Idąc dalej, jeżeli ustalimy, że argumentami ''sklej_roznicowo'' mogą być jedynie listy różnicowe w postaci par ''L - End'', możemy go przepisać do poniższej, interesującej postaci:</text:p>
      <text:p text:style-name="P1"/>
      <text:p text:style-name="P1">&lt;code prolog&gt;</text:p>
      <text:p text:style-name="P1"><text:soft-page-break/>sklej_roznicowo(L - End, End - End2, L - End2). </text:p>
      <text:p text:style-name="P1">&lt;/code&gt;</text:p>
      <text:p text:style-name="P1">Poniżej przykład wywołania predykatu:</text:p>
      <text:p text:style-name="P1">&lt;code prolog&gt;</text:p>
      <text:p text:style-name="P1">?:- sklej_roznicowo([a,b,c|End]-End,[d,e,f|End2]-End2,Wynik).</text:p>
      <text:p text:style-name="P1">End = [d, e, f|End2],</text:p>
      <text:p text:style-name="P1">Wynik = [a, b, c, d, e, f|End2]-End2.</text:p>
      <text:p text:style-name="P1">&lt;/code&gt;</text:p>
      <text:p text:style-name="P1"/>
      <text:p text:style-name="P1">Podczas wywołania Prolog unifikuje koniec pierwszej listy z drugą listą, zapamiętując przy tym koniec drugiej listy --- dzięki temu lista wynikowa ''Wynik'' w parze z ''End2'' stanowi kolejną listę różnicową, do której łatwo dołożyć kolejne elementy.</text:p>
      <text:p text:style-name="P1"/>
      <text:p text:style-name="P1">== Do przećwiczenia: ==</text:p>
      <text:p text:style-name="P1"/>
      <text:p text:style-name="P1"><text:s text:c="2"/>* przetestować predykat ''sklej_roznicowo/3'';</text:p>
      <text:p text:style-name="P1"><text:s text:c="2"/>* spróbować zastąpić predykat ''sklej/3'' predykatem ''sklej_roznicowo/3'' w predykatach zaimplementowanych na zajęciach;</text:p>
      <text:p text:style-name="P1"><text:s text:c="2"/>* zastanowić się, jakie przewagi ma ''sklej/3'' nad ''sklej_roznicowo/3'';</text:p>
      <text:p text:style-name="P1"><text:s text:c="2"/>* przepisać wybrany predykat z zajęć (poza ''sklej/3'') na wersję korzystającą z list różnicowych.</text:p>
      <text:p text:style-name="P1"/>
      <text:p text:style-name="P1">== Do poczytania: ==</text:p>
      <text:p text:style-name="P1"/>
      <text:p text:style-name="P1"><text:s text:c="2"/>* [[http://en.wikipedia.org/wiki/Difference_list|Lista różnicowa na en.wikipeda]]; <text:s text:c="5"/></text:p>
      <text:p text:style-name="P1"><text:s text:c="2"/>* [[http://en.wikibooks.org/wiki/Prolog/Difference_Lists|Lista różnicowa w Prologu na en.wikibooks]];</text:p>
      <text:p text:style-name="P1"><text:s text:c="2"/>* [[http://stackoverflow.com/a/20441480|Pytanie o listy różnicowe na Stackoverflow]];</text:p>
      <text:p text:style-name="P1"><text:s text:c="2"/>* [[http://homepages.inf.ed.ac.uk/pbrna/prologbook/node180.html|Otwarte i różnicowe listy w ambitnym kursie Prologa]].</text:p>
      <text:p text:style-name="P1"/>
      <text:p text:style-name="P1"/>
      <text:p text:style-name="P1"><text:s text:c="2"/></text:p>
      <text:p text:style-name="P1"/>
      <text:p text:style-name="P1">--- //[[mateusz.slazynski@agh.edu.pl|Mateusz Ślażyński]] 2014/03/17 13:58// </text:p>
      <text:p text:style-name="P1">===== Komentarze =====</text:p>
      <text:p text:style-name="P1"/>
      <text:p text:style-name="P1">Z braku lepszego miejsca tutaj studenci wpisują komentarze natury ogólnej do tego lab. 8-)</text:p>
      <text:p text:style-name="P1"/>
      <text:p text:style-name="P1"><text:s/>--- //[[gjn@agh.edu.pl|Grzegorz J. Nalepa]] 2008/02/20 14:3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p>
      <text:p text:style-name="P6">====== LAB: Praca z listami w Prologu (cz. 2) ======</text:p>
      <text:p text:style-name="P6"/>
      <text:p text:style-name="P1">===== -. Zadania z list do samodzielnego rozwiązania =====</text:p>
      <text:p text:style-name="P1"/>
      <text:p text:style-name="P1">Korzystając z wiedzy zdobytej w [[listy1|pierwszej części laboratorium z listami]] proszę rozwiązać następujące problemy:</text:p>
      <text:p text:style-name="P1"/>
      <text:p text:style-name="P1"><text:s text:c="2"/>- zdefiniować predykat, powodujący usunięcie 3 ostatnich elementów listy L, w wyniku powstaje lista L1, użyć ''sklej''.</text:p>
      <text:p text:style-name="P1"><text:s text:c="2"/>- zdefiniować predykat, powodujący usunięcie 3 pierwszych elementów listy L, w wyniku powstaje lista L1, użyć ''sklej''.</text:p>
      <text:p text:style-name="P1"><text:s text:c="2"/>- zdefiniować predykat, powodujący usunięcie 3 pierwszych i ostatnich elementów listy L, w wyniku powstaje lista L2, użyć ''sklej''.</text:p>
      <text:p text:style-name="P1"><text:s text:c="2"/>- zdefiniować parę komplementarnych predykatów ''nieparzysta(L)'' oraz ''parzysta(L)'' sprawdzajacych czy argument jest listą o odpowiednio nie/parzystej długości.</text:p>
      <text:p text:style-name="P1"><text:s text:c="4"/>* czy Twój predykat potrafi również **utworzyć** listę o zadanej parzystości? (jako argument podajemy niewiadomą, a nie stałą) </text:p>
      <text:p text:style-name="P1"><text:s text:c="2"/>- zdefiniować predykat ''palindrom(L)'', L jest palindromem, jeżeli czyta się tak samo od przodu i tyłu, np. ''[a,l,a]'', ''[m,a,d,a,m]''. (podpowiedź: można nie/użyć ''odwroc''.)</text:p>
      <text:p text:style-name="P1"><text:s text:c="2"/>- zdefiniować predykat ''przesun(L1,L2)'', gdzie L2, jest przesuniętą rotacyjnie o jeden element L1, np.: &lt;code prolog&gt;</text:p>
      <text:p text:style-name="P1"><text:s text:c="6"/>?- przesun([1,2,3,4,5,6,7,8],X),przesun(X,Y),przesun(Y,Z).</text:p>
      <text:p text:style-name="P1"/>
      <text:p text:style-name="P1"><text:s text:c="6"/>X = [2, 3, 4, 5, 6, 7, 8, 1]</text:p>
      <text:p text:style-name="P1"><text:s text:c="6"/>Y = [3, 4, 5, 6, 7, 8, 1, 2]</text:p>
      <text:p text:style-name="P1"><text:s text:c="6"/>Z = [4, 5, 6, 7, 8, 1, 2, 3]</text:p>
      <text:p text:style-name="P1">&lt;/code&gt;</text:p>
      <text:p text:style-name="P1"><text:s text:c="2"/>- zdefiniować predykat ''przeloz(L1,L2)'', który zamienia listę liczb (max. 0-9), na listę słów: &lt;code prolog&gt;</text:p>
      <text:p text:style-name="P1"><text:s text:c="6"/>?- przeloz([1,4,7],X).</text:p>
      <text:p text:style-name="P1"/>
      <text:p text:style-name="P1"><text:s text:c="6"/>X = [jeden, cztery, siedem] ;</text:p>
      <text:p text:style-name="P1"/>
      <text:p text:style-name="P1"><text:s text:c="6"/>?- przeloz(A,[dwa,osiem,zero]).</text:p>
      <text:p text:style-name="P1"/>
      <text:p text:style-name="P1"><text:s text:c="6"/>A = [2, 8, 0] ; &lt;/code&gt; posługując się faktami: &lt;code prolog&gt;</text:p>
      <text:p text:style-name="P1"><text:s text:c="6"/>znaczy(0,zero). <text:s text:c="2"/>znaczy(1,jeden).</text:p>
      <text:p text:style-name="P1"><text:s text:c="6"/>znaczy(2,dwa). <text:s text:c="3"/>znaczy(3,trzy).</text:p>
      <text:p text:style-name="P1"><text:soft-page-break/><text:s text:c="6"/>znaczy(4,cztery). znaczy(5,piec).</text:p>
      <text:p text:style-name="P1"><text:s text:c="6"/>znaczy(6,szesc). <text:s/>znaczy(7,siedem).</text:p>
      <text:p text:style-name="P1"><text:s text:c="6"/>znaczy(8,osiem). <text:s/>znaczy(9,dziewiec).</text:p>
      <text:p text:style-name="P1">&lt;/code&gt; Podpowiedź: predykat ma być rekurencyjny.</text:p>
      <text:p text:style-name="P1"><text:s text:c="2"/>- zdefiniować predykat ''podzbior(L,Z)'', który sprawdza, czy Z zawiera się w L, oraz wypisuje wszystkie możliwe podzbiory L (jeżeli Z jest niewiadoma). &lt;code prolog&gt;</text:p>
      <text:p text:style-name="P1"><text:s text:c="6"/>?- podzbior([a,b,c],[c]).</text:p>
      <text:p text:style-name="P1"/>
      <text:p text:style-name="P1"><text:s text:c="6"/>Yes</text:p>
      <text:p text:style-name="P1"><text:s text:c="6"/>?- podzbior([a,b,c],[a,c]).</text:p>
      <text:p text:style-name="P1"/>
      <text:p text:style-name="P1"><text:s text:c="6"/>Yes</text:p>
      <text:p text:style-name="P1"><text:s text:c="6"/>?- podzbior([a,b,c],X).</text:p>
      <text:p text:style-name="P1"/>
      <text:p text:style-name="P1"><text:s text:c="6"/>X = [a, b, c] ;</text:p>
      <text:p text:style-name="P1"><text:s text:c="6"/>X = [a, b] ;</text:p>
      <text:p text:style-name="P1"><text:s text:c="6"/>X = [a, c] ;</text:p>
      <text:p text:style-name="P1"><text:s text:c="6"/>X = [a] ;</text:p>
      <text:p text:style-name="P1"><text:s text:c="6"/>X = [b, c] ;</text:p>
      <text:p text:style-name="P1"><text:s text:c="6"/>X = [b] ;</text:p>
      <text:p text:style-name="P1"><text:s text:c="6"/>X = [c] ;</text:p>
      <text:p text:style-name="P1"><text:s text:c="6"/>X = []</text:p>
      <text:p text:style-name="P1">&lt;/code&gt;</text:p>
      <text:p text:style-name="P1"><text:s text:c="2"/>- zdefiniować predykat ''podziel(L,L1,L2)'', który dzieli listę L, na dwa fragmenty L1 i L2, mniej więcej równej długości (z dokładnością do jednego el.), np.: &lt;code prolog&gt;</text:p>
      <text:p text:style-name="P1"><text:s text:c="6"/>?- podziel([],X,Y).</text:p>
      <text:p text:style-name="P1"/>
      <text:p text:style-name="P1"><text:s text:c="6"/>X = []</text:p>
      <text:p text:style-name="P1"><text:s text:c="6"/>Y = [] ;</text:p>
      <text:p text:style-name="P1"/>
      <text:p text:style-name="P1"><text:s text:c="6"/>?- podziel([1],X,Y).</text:p>
      <text:p text:style-name="P1"/>
      <text:p text:style-name="P1"><text:s text:c="6"/>X = [1]</text:p>
      <text:p text:style-name="P1"><text:s text:c="6"/>Y = [] ;</text:p>
      <text:p text:style-name="P1"/>
      <text:p text:style-name="P1"><text:s text:c="6"/>?- podziel([1,2],X,Y).</text:p>
      <text:p text:style-name="P1"/>
      <text:p text:style-name="P1"><text:s text:c="6"/>X = [1]</text:p>
      <text:p text:style-name="P1"><text:s text:c="6"/>Y = [2] ;</text:p>
      <text:p text:style-name="P1"/>
      <text:p text:style-name="P1"><text:s text:c="6"/>?- podziel([1,2,3],X,Y).</text:p>
      <text:p text:style-name="P1"/>
      <text:p text:style-name="P1"><text:s text:c="6"/>X = [1, 3]</text:p>
      <text:p text:style-name="P1"><text:s text:c="6"/>Y = [2] ;</text:p>
      <text:p text:style-name="P1"/>
      <text:p text:style-name="P1"><text:s text:c="6"/>?- podziel([1,2,3,4],X,Y).</text:p>
      <text:p text:style-name="P1"/>
      <text:p text:style-name="P1"><text:s text:c="6"/>X = [1, 3]</text:p>
      <text:p text:style-name="P1"><text:s text:c="6"/>Y = [2, 4] ;</text:p>
      <text:p text:style-name="P1"/>
      <text:p text:style-name="P1"><text:s text:c="6"/>?- podziel([1,2,3,4,5],X,Y).</text:p>
      <text:p text:style-name="P1"/>
      <text:p text:style-name="P1"><text:soft-page-break/><text:s text:c="6"/>X = [1, 3, 5]</text:p>
      <text:p text:style-name="P1"><text:s text:c="6"/>Y = [2, 4] ;</text:p>
      <text:p text:style-name="P1"/>
      <text:p text:style-name="P1"><text:s text:c="6"/>?- podziel([1,2,3,4,5,6,7,8],X,Y).</text:p>
      <text:p text:style-name="P1"/>
      <text:p text:style-name="P1"><text:s text:c="6"/>X = [1, 3, 5, 7]</text:p>
      <text:p text:style-name="P1"><text:s text:c="6"/>Y = [2, 4, 6, 8] ;</text:p>
      <text:p text:style-name="P1">&lt;/code&gt;</text:p>
      <text:p text:style-name="P1"><text:s text:c="2"/>- zdefiniować predykat ''splaszcz'', który zamienia dowolnie zagnieżdżoną listę, w listę płaską (której el. nie są listami). (podstawowe rozwiązanie działa bez nawrotów - nie należy naciskać '';'') &lt;code prolog&gt;</text:p>
      <text:p text:style-name="P1"><text:s text:c="6"/>?- splaszcz([[a],b,c],X).</text:p>
      <text:p text:style-name="P1"/>
      <text:p text:style-name="P1"><text:s text:c="6"/>X = [a, b, c] </text:p>
      <text:p text:style-name="P1"/>
      <text:p text:style-name="P1"><text:s text:c="6"/>?- splaszcz([[a],[b,[d]],c],X).</text:p>
      <text:p text:style-name="P1"/>
      <text:p text:style-name="P1"><text:s text:c="6"/>X = [a, b, d, c] </text:p>
      <text:p text:style-name="P1"/>
      <text:p text:style-name="P1"><text:s text:c="6"/>?- splaszcz([a,b,c],X).</text:p>
      <text:p text:style-name="P1"/>
      <text:p text:style-name="P1"><text:s text:c="6"/>X = [a, b, c] </text:p>
      <text:p text:style-name="P1"/>
      <text:p text:style-name="P1"><text:s text:c="6"/>?- splaszcz(a,X).</text:p>
      <text:p text:style-name="P1"/>
      <text:p text:style-name="P1"><text:s text:c="6"/>X = [a]</text:p>
      <text:p text:style-name="P1">&lt;/code&gt;</text:p>
      <text:p text:style-name="P1"><text:s text:c="2"/>- Napisz program który obliczy na jakie monety można rozmienić zadaną sumę pieniędzy.</text:p>
      <text:p text:style-name="P1"><text:s text:c="4"/>* Zdefiniuj nominały monet: np. ''moneta(1)'' oznacza monetę jednozłotową,</text:p>
      <text:p text:style-name="P1"><text:s text:c="4"/>* Predykat rozmieniający powinien mieć dwa argumenty: ''rozmien/2'', gdzie pierwszy to kwota, a drugi lista nominałów monet na jakie można rozmienić kwotę; uwaga: predykat będzie niedeterministyczny.</text:p>
      <text:p text:style-name="P1"/>
      <text:p text:style-name="P1">===== -. Przechwytywanie wyników =====</text:p>
      <text:p text:style-name="P1"/>
      <text:p text:style-name="P1"/>
      <text:p text:style-name="P1">Z Prologiem dostarczonych jest kilka predykatów przydatnych przy obróbce wyników wyszukiwania.</text:p>
      <text:p text:style-name="P1"/>
      <text:p text:style-name="P1">Predykat //bagof/3//, użyty jako ''bagof(X,P,L)'' buduje listę ''L'', złożoną z takich ''X'', że spełnione jest ''P''.</text:p>
      <text:p text:style-name="P1"/>
      <text:p text:style-name="P1">Podobnie działa //setof/3//, jednak powstała lista jest posortowana i nie zawiera ew. duplikatów.</text:p>
      <text:p text:style-name="P1"/>
      <text:p text:style-name="P1">Specjalny operator ''^'' pozwala na modyfikowanie zapytania i jest równoważny kwantyfikacji egzystencjalnej, np. zakładając istnienie bazy faktów zdefiniowanej za pomocą predykatu ''a/2'':</text:p>
      <text:p text:style-name="P1"><text:s text:c="2"/>* ''bagof(X,Y^a(X,Y),L)'' spowoduje znalezienie listy L na ktorej beda znajdować się wartości X niezależnie od tego jaką wartość przyjmuje Y (dokładnie jedno rozwiązanie).</text:p>
      <text:p text:style-name="P1"><text:s text:c="2"/>* ''bagof(X,a(X,Y),L)'' spowoduje znalezienie listy L na ktorej beda znajdować się wartości X dla konkretnej (znalezionej) wartości Y (wiele rozwiązań, lista dla każdej wartości Y).</text:p>
      <text:p text:style-name="P1"/>
      <text:p text:style-name="P1"><text:soft-page-break/>FIXME: składnia z ^ nie działa (w zainst. wersji SWI), jeżeli jest użyta jako cel w powłoce SWI - należy zdefiniować odpowiedni predykat jej używający w pliku.</text:p>
      <text:p text:style-name="P1"/>
      <text:p text:style-name="P1">Predykat //findall/3// wymusza wyszukanie wszystkich możliwych wyników.</text:p>
      <text:p text:style-name="P1"/>
      <text:p text:style-name="P1"/>
      <text:p text:style-name="P1">**Ćwiczenie:** </text:p>
      <text:p text:style-name="P1">Wczytać program z 1. zajęć {{rodzina1.pl}}</text:p>
      <text:p text:style-name="P1"/>
      <text:p text:style-name="P1">Sprawdzić działanie:</text:p>
      <text:p text:style-name="P1"/>
      <text:p text:style-name="P1"><text:s text:c="2"/>?- rodzic(X,robert).</text:p>
      <text:p text:style-name="P1"/>
      <text:p text:style-name="P1"><text:s text:c="2"/>?- bagof(X,rodzic(X,robert),L).</text:p>
      <text:p text:style-name="P1"/>
      <text:p text:style-name="P1">Sprawdzić działanie:</text:p>
      <text:p text:style-name="P1"/>
      <text:p text:style-name="P1"><text:s text:c="2"/>?- bagof(X,ojciec(tomek,X),L).</text:p>
      <text:p text:style-name="P1"/>
      <text:p text:style-name="P1"><text:s text:c="2"/>?- setof(X,ojciec(tomek,X),L).</text:p>
      <text:p text:style-name="P1"/>
      <text:p text:style-name="P1">Następnie:</text:p>
      <text:p text:style-name="P1"/>
      <text:p text:style-name="P1"><text:s text:c="2"/>?- bagof(X,Y^ojciec(X,Y),L).</text:p>
      <text:p text:style-name="P1"/>
      <text:p text:style-name="P1"><text:s text:c="2"/>?- setof(X,Y^ojciec(X,Y),L).</text:p>
      <text:p text:style-name="P1"/>
      <text:p text:style-name="P1">Oraz:</text:p>
      <text:p text:style-name="P1"/>
      <text:p text:style-name="P1"><text:s text:c="2"/>?- bagof(X,ojciec(X,Y),L).</text:p>
      <text:p text:style-name="P1"/>
      <text:p text:style-name="P1"><text:s text:c="2"/>?- findall(X,ojciec(X,Y),L).</text:p>
      <text:p text:style-name="P1"/>
      <text:p text:style-name="P1">===== -. Labirynt =====</text:p>
      <text:p text:style-name="P1"/>
      <text:p text:style-name="P1">Dany jest program poszukujacy drogi w labiryncie: {{:pl:prolog:prolog_lab:maze.pl|}}.</text:p>
      <text:p text:style-name="P1">Proces poszukiwania uruchamiany jest za pomocą predykatu ''solve_maze/''.</text:p>
      <text:p text:style-name="P1"/>
      <text:p text:style-name="P1">Głównym predykatem definiujacym algortym poszukiwania jest ''path/2''.</text:p>
      <text:p text:style-name="P1"/>
      <text:p text:style-name="P1">Labirynt znajduje się na ponumerowanych polach.</text:p>
      <text:p text:style-name="P1">Połączenia pomiędzy polami, którymi można przejść zdefiniowane są za pomocą predykatu ''connect/2''.</text:p>
      <text:p text:style-name="P1">Wejście do labiryntu oznaczone jest ''start'', wyjście: ''finish''.</text:p>
      <text:p text:style-name="P1">Poniższy przykład definoiuje bardzo prosty labirynt.</text:p>
      <text:p text:style-name="P1"/>
      <text:p text:style-name="P1">&lt;code prolog&gt;</text:p>
      <text:p text:style-name="P1">connect(start,1).</text:p>
      <text:p text:style-name="P1">connect(1,2).</text:p>
      <text:p text:style-name="P1">connect(2,3).</text:p>
      <text:p text:style-name="P1">connect(2,4).</text:p>
      <text:p text:style-name="P1">connect(3,finish).</text:p>
      <text:p text:style-name="P1"><text:soft-page-break/>&lt;/code&gt;</text:p>
      <text:p text:style-name="P1"/>
      <text:p text:style-name="P1">**Ćwiczenie:**</text:p>
      <text:p text:style-name="P1"/>
      <text:p text:style-name="P1">1. Przeanalizuj program {{maze.pl}}. Do czego służy predykat ''connected_to/2''?</text:p>
      <text:p text:style-name="P1"/>
      <text:p text:style-name="P1">2. Napisz odpowiednie klauzule predykatu ''connect/2'' dla labiryntu danego na rysunku poniżej oraz uruchom program poszukujący drogi.</text:p>
      <text:p text:style-name="P1">{{:pl:prolog:prolog_lab:maze.jpg}}</text:p>
      <text:p text:style-name="P1"/>
      <text:p text:style-name="P1">3. Zmodyfikuj labirynt, tak aby do wyjścia prowadziła więcej niż jedna droga. Czy ''solve_maze/0'' znajdzie więcej niż jedną drogę? Czy ''path/2'' znajdzie więcej niż jedną drogę?</text:p>
      <text:p text:style-name="P1"/>
      <text:p text:style-name="P1">===== -. Zagadka =====</text:p>
      <text:p text:style-name="P1">Na blokach piramidek (patrz rysunki) należy umieścić cyfry od 1 do 9. W niebieskich rzędach cyfry muszą być różne, w żółtych - mogą się powtarzać, a w różowych - przynajmniej jedna powtórka jest obowiązkowa. Każda cyfra (poza umieszczonymi w podstawie) musi być sumą **lub** różnicą dwu cyfr znajdujących się bezpośrednio pod nią. Część liczb jest już na swoich miejscach. Napisz program w Prologu, który poda rozwiązania piramidek.</text:p>
      <text:p text:style-name="P1"/>
      <text:p text:style-name="P1">Wskazówka: Przeczytaj //"helpa"// do predykatu //list_to_set/2//. Może się okazać przydatny...</text:p>
      <text:p text:style-name="P1"/>
      <text:p text:style-name="P1">{{:pl:prolog:prolog_lab:zagadka-1.png|Zagadka 1}}</text:p>
      <text:p text:style-name="P1">{{:pl:prolog:prolog_lab:zagadka-2.png|Zagadka 2}}</text:p>
      <text:p text:style-name="P1"/>
      <text:p text:style-name="P1">===== Komentarze =====</text:p>
      <text:p text:style-name="P1">Z braku lepszego miejsca tutaj studenci wpisują komentarze natury ogólnej do tego lab. 8-)</text:p>
      <text:p text:style-name="P1"/>
      <text:p text:style-name="P1"><text:s/>--- //[[gjn@agh.edu.pl|Grzegorz J. Nalepa]] 2008/02/20 14:3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p>
      <text:p text:style-name="P4">====== LAB: Reprezentacja wiedzy w Prologu, szukanie rozwiązań ======</text:p>
      <text:p text:style-name="P4"/>
      <text:p text:style-name="P1">===== -. Reprezentacja wiedzy =====</text:p>
      <text:p text:style-name="P1">==== Rodzina - reprezentacja bazy danych ====</text:p>
      <text:p text:style-name="P1"/>
      <text:p text:style-name="P1">Program prezentuje realizację prostej bazy danych.</text:p>
      <text:p text:style-name="P1"/>
      <text:p text:style-name="P1">Baza jest opisywana przy pomocy predykatu ''rodzina/3''. Osoby w rodzinie są opisywane przy pomocy termu ''osoba/4''.</text:p>
      <text:p text:style-name="P1"/>
      <text:p text:style-name="P1">Rekord:</text:p>
      <text:p text:style-name="P1"/>
      <text:p text:style-name="P1">&lt;code prolog&gt;</text:p>
      <text:p text:style-name="P1">rodzina(</text:p>
      <text:p text:style-name="P1"><text:tab/>osoba(jan, <text:s/>kowalski, data(5,kwiecien,1946), pracuje(tpsa,3000)),</text:p>
      <text:p text:style-name="P1"><text:tab/>osoba(anna, kowalski, data(8,luty,1949), <text:s text:c="4"/>pracuje(szkola,1500)), </text:p>
      <text:p text:style-name="P1"><text:tab/>[</text:p>
      <text:p text:style-name="P1"><text:tab/> osoba(maria, kowalski, data(20,maj,1973), pracuje(argo_turist,4000)),</text:p>
      <text:p text:style-name="P1"><text:tab/> osoba(pawel, kowalski, data(15,listopad,1979), zasilek)],</text:p>
      <text:p text:style-name="P1"><text:tab/> ).</text:p>
      <text:p text:style-name="P1">&lt;/code&gt;</text:p>
      <text:p text:style-name="P1"/>
      <text:p text:style-name="P1">Do bazy dostarczony jest interfejs, pozwalający na wyszukiwanie osób o pewnych własnościach. Przykładowe własności - elementy interfejsu:</text:p>
      <text:p text:style-name="P1"/>
      <text:p text:style-name="P1">&lt;code prolog&gt;</text:p>
      <text:p text:style-name="P1">zona(X) :-</text:p>
      <text:p text:style-name="P1"><text:tab/>rodzina(_,X,_).</text:p>
      <text:p text:style-name="P1"/>
      <text:p text:style-name="P1">dziecko(X) :-</text:p>
      <text:p text:style-name="P1"><text:tab/>rodzina(_,_,Dzieci),</text:p>
      <text:p text:style-name="P1"><text:tab/>nalezy(X,Dzieci).</text:p>
      <text:p text:style-name="P1">&lt;/code&gt;</text:p>
      <text:p text:style-name="P1"/>
      <text:p text:style-name="P1">Pełny program {{repr-fam.pl}}</text:p>
      <text:p text:style-name="P1"/>
      <text:p text:style-name="P1"/>
      <text:p text:style-name="P1">**Ćwiczenie**</text:p>
      <text:p text:style-name="P1"><text:soft-page-break/></text:p>
      <text:p text:style-name="P1">Pobrać program {{repr-fam.pl}}</text:p>
      <text:p text:style-name="P1"/>
      <text:p text:style-name="P1">Przeglądnąć całość.</text:p>
      <text:p text:style-name="P1"/>
      <text:p text:style-name="P1">Zadać pytania:</text:p>
      <text:p text:style-name="P1"/>
      <text:p text:style-name="P1"><text:s text:c="2"/>* jakie są osoby w bazie?</text:p>
      <text:p text:style-name="P1"><text:s text:c="2"/>* jakie są dzieci w bazie?</text:p>
      <text:p text:style-name="P1"><text:s text:c="2"/>* pokazać pensje wszystkich osób,</text:p>
      <text:p text:style-name="P1"><text:s text:c="2"/>* jakie dzieci urodziły się w 1979r.?</text:p>
      <text:p text:style-name="P1"><text:s text:c="2"/>* znaleźć wszystkie żony, które pracują,</text:p>
      <text:p text:style-name="P1"><text:s text:c="2"/>* znaleźć osoby urodzone przed 1950 r, których pensja jest mniejsza niż 3000,</text:p>
      <text:p text:style-name="P1"><text:s text:c="2"/>* itd.</text:p>
      <text:p text:style-name="P1"/>
      <text:p text:style-name="P1">Korzystając z wiedzy zdobytej na [[listy2#przechwytywanie_wynikow|poprzednim laboratorium]], proszę policzyć zarobki wszystkich osób:</text:p>
      <text:p text:style-name="P1"/>
      <text:p text:style-name="P1"><text:s text:c="2"/>?- bagof(X,istnieje(X),L),zarobki(L,Z).</text:p>
      <text:p text:style-name="P1"/>
      <text:p text:style-name="P1"/>
      <text:p text:style-name="P1">Dopisać kolejne 2 rodziny.</text:p>
      <text:p text:style-name="P1"/>
      <text:p text:style-name="P1">Powtórzyć pytania, kreatywnie...</text:p>
      <text:p text:style-name="P1"/>
      <text:p text:style-name="P1"/>
      <text:p text:style-name="P1">==== Planowanie lotów ====</text:p>
      <text:p text:style-name="P1">Program {{flight_planner-1.pl}} pozwala na znalezienie trasy przelotu.</text:p>
      <text:p text:style-name="P1"/>
      <text:p text:style-name="P1">Uwaga: w kodzie powyżej znajduje się ciekawe użycie operatora / /2. Proszę zwrócić uwagę na poniższy kod.</text:p>
      <text:p text:style-name="P1">Prolog nie wylicza wyniku działania [[http://gollem.science.uva.nl/SWI-Prolog/Manual/operators.html#tab:operators|operatora]] (nie ma nigdzie ''is'') ale uzgadnia jego argumenty, gdyż operator po prawej i po lewej stronie ''='' jest taki sam.</text:p>
      <text:p text:style-name="P1"/>
      <text:p text:style-name="P1">&lt;code prolog&gt;</text:p>
      <text:p text:style-name="P1">?- a/b = X/Y.</text:p>
      <text:p text:style-name="P1"/>
      <text:p text:style-name="P1">X = a</text:p>
      <text:p text:style-name="P1">Y = b</text:p>
      <text:p text:style-name="P1"/>
      <text:p text:style-name="P1">?- a/b = Z.</text:p>
      <text:p text:style-name="P1"/>
      <text:p text:style-name="P1">Z = a/b</text:p>
      <text:p text:style-name="P1">&lt;/code&gt;</text:p>
      <text:p text:style-name="P1"/>
      <text:p text:style-name="P1">**Ćwiczenie**</text:p>
      <text:p text:style-name="P1"/>
      <text:p text:style-name="P1">Pobrać program {{flight_planner-1.pl}}</text:p>
      <text:p text:style-name="P1"/>
      <text:p text:style-name="P1">Przetestować, np.:</text:p>
      <text:p text:style-name="P1">&lt;code prolog&gt;</text:p>
      <text:p text:style-name="P1"><text:soft-page-break/>?- flight(ljubljana,london,Dzien,_,Wylot:_,_),Wylot &gt;=18.</text:p>
      <text:p text:style-name="P1"/>
      <text:p text:style-name="P1">Dzien = mo</text:p>
      <text:p text:style-name="P1">Wylot = 20 ;</text:p>
      <text:p text:style-name="P1"/>
      <text:p text:style-name="P1">Dzien = we</text:p>
      <text:p text:style-name="P1">Wylot = 20 ;</text:p>
      <text:p text:style-name="P1"/>
      <text:p text:style-name="P1">Dzien = th</text:p>
      <text:p text:style-name="P1">Wylot = 20 ;</text:p>
      <text:p text:style-name="P1"/>
      <text:p text:style-name="P1">Dzien = sa</text:p>
      <text:p text:style-name="P1">Wylot = 20 ;</text:p>
      <text:p text:style-name="P1">&lt;/code&gt;</text:p>
      <text:p text:style-name="P1">Czyli w które dni tygodnia mamy bezpośredni lot z Ljubljany do Londynu, po 18.</text:p>
      <text:p text:style-name="P1"/>
      <text:p text:style-name="P1">Albo: jak można dostać się z Ljubljany do Edynburga w czwartek?</text:p>
      <text:p text:style-name="P1">&lt;code prolog&gt;</text:p>
      <text:p text:style-name="P1">?- route(ljubljana,edinburgh,th,R).</text:p>
      <text:p text:style-name="P1"/>
      <text:p text:style-name="P1">R = [ljubljana/zurich/jp322/11:30, zurich/london/sr806/16:10, london/edinburgh/ba4822/18:40]</text:p>
      <text:p text:style-name="P1">&lt;/code&gt;</text:p>
      <text:p text:style-name="P1"/>
      <text:p text:style-name="P1">Rozbudować - dodać własne trasy.</text:p>
      <text:p text:style-name="P1"/>
      <text:p text:style-name="P1">Uwaga: wyrażenie</text:p>
      <text:p text:style-name="P1"/>
      <text:p text:style-name="P1"><text:s text:c="2"/>:- <text:s/>op( 50, xfy, :).</text:p>
      <text:p text:style-name="P1"/>
      <text:p text:style-name="P1">definiuje nowy operator (omówione na [[prolog_lab_metaprog#tematdefiniowanie_operatorow|kolejnym laboratorium]]). </text:p>
      <text:p text:style-name="P1">W uproszczeniu: chcemy móc pisać ''g:m,'' zamiast '':(g,m)''.</text:p>
      <text:p text:style-name="P1"/>
      <text:p text:style-name="P1">===== -. Wewnętrzna reprezentacja =====</text:p>
      <text:p text:style-name="P1"/>
      <text:p text:style-name="P1">Predykaty ''display'', ''write_canonical'' wypisują Prologową reprezentację termów.</text:p>
      <text:p text:style-name="P1"/>
      <text:p text:style-name="P1">Np.</text:p>
      <text:p text:style-name="P1">&lt;code prolog&gt;</text:p>
      <text:p text:style-name="P1">?- A=1, display(A).</text:p>
      <text:p text:style-name="P1">1</text:p>
      <text:p text:style-name="P1"/>
      <text:p text:style-name="P1">?- A=[1], display(A).</text:p>
      <text:p text:style-name="P1">.(1, [])</text:p>
      <text:p text:style-name="P1"/>
      <text:p text:style-name="P1">?- A=[1,a], display(A).</text:p>
      <text:p text:style-name="P1">.(1, .(a, []))</text:p>
      <text:p text:style-name="P1"/>
      <text:p text:style-name="P1">?- A=[1,a,[ala,ma,[kota]]], display(A).</text:p>
      <text:p text:style-name="P1">.(1, .(a, .(.(ala, .(ma, .(.(kota, []), []))), [])))</text:p>
      <text:p text:style-name="P1">&lt;/code&gt;</text:p>
      <text:p text:style-name="P1"/>
      <text:p text:style-name="P1"><text:soft-page-break/>W przypadku długich list może przydać się ''print/1''.</text:p>
      <text:p text:style-name="P1">&lt;code prolog&gt;</text:p>
      <text:p text:style-name="P1">?- X=[1,2,3,45,6,7,8,9,32,4,6,ff,7,d],print(X).</text:p>
      <text:p text:style-name="P1">[1, 2, 3, 45, 6, 7, 8, 9, 32, 4, 6, ff, 7, d]</text:p>
      <text:p text:style-name="P1"/>
      <text:p text:style-name="P1">X = [1, 2, 3, 45, 6, 7, 8, 9, 32|...]</text:p>
      <text:p text:style-name="P1">&lt;/code&gt;</text:p>
      <text:p text:style-name="P1"/>
      <text:p text:style-name="P1">===== -. Sterowanie wnioskowaniem =====</text:p>
      <text:p text:style-name="P1"/>
      <text:p text:style-name="P1">Operator cut, pisany przy pomocy ''!'' pozwala na zablokowanie procesu nawrotu w wybranym miejscu. Te zmienne logiczne, które zostały zunifikowane przed napotkaniem ''!'', nie mogą ulec zmianie. </text:p>
      <text:p text:style-name="P1">W efekcie można uniknąć wyszukiwania niechcianych, zbędnych, a czasem wręcz niepoprawnych rozwiązań.</text:p>
      <text:p text:style-name="P1"/>
      <text:p text:style-name="P1">__Przykład 1__:\\</text:p>
      <text:p text:style-name="P1">Baza wiedzy:</text:p>
      <text:p text:style-name="P1">&lt;code prolog&gt;</text:p>
      <text:p text:style-name="P1">c(1).</text:p>
      <text:p text:style-name="P1">c(2).</text:p>
      <text:p text:style-name="P1"/>
      <text:p text:style-name="P1">a(X) :- c(X), !.</text:p>
      <text:p text:style-name="P1">&lt;/code&gt;</text:p>
      <text:p text:style-name="P1"/>
      <text:p text:style-name="P1">Proszę zadać cel:</text:p>
      <text:p text:style-name="P1">&lt;code prolog&gt;</text:p>
      <text:p text:style-name="P1">?- a(X), write(X), fail.</text:p>
      <text:p text:style-name="P1">&lt;/code&gt;</text:p>
      <text:p text:style-name="P1"/>
      <text:p text:style-name="P1">X zostaje zunifikowany z 1 - c(1). Cut uniemożliwia dalsze nawroty.</text:p>
      <text:p text:style-name="P1"/>
      <text:p text:style-name="P1">__Przykład 2__:\\</text:p>
      <text:p text:style-name="P1">Baza wiedzy:</text:p>
      <text:p text:style-name="P1">&lt;code prolog&gt;</text:p>
      <text:p text:style-name="P1">c(1).</text:p>
      <text:p text:style-name="P1">c(2).</text:p>
      <text:p text:style-name="P1">d(2).</text:p>
      <text:p text:style-name="P1"/>
      <text:p text:style-name="P1">a(X) :- c(X), !, d(X).</text:p>
      <text:p text:style-name="P1">&lt;/code&gt;</text:p>
      <text:p text:style-name="P1"/>
      <text:p text:style-name="P1">Proszę zadać cel:</text:p>
      <text:p text:style-name="P1">&lt;code prolog&gt;</text:p>
      <text:p text:style-name="P1">?- a(1).</text:p>
      <text:p text:style-name="P1">?- a(2).</text:p>
      <text:p text:style-name="P1">?- a(X).</text:p>
      <text:p text:style-name="P1">&lt;/code&gt;</text:p>
      <text:p text:style-name="P1"/>
      <text:p text:style-name="P1">Dla celu a(X) X nie zostanie zunifikowany! (odp. interpretera: No.) Reguła jest prawdziwa dla X=2, ale Prolog nie znajdzie takiego rozwiązania, bo uniemożliwiony został nawrót. d(1) przy takiej bazie wiedzy nie jest prawdziwe.</text:p>
      <text:p text:style-name="P1"><text:soft-page-break/></text:p>
      <text:p text:style-name="P1">__Przykład 3__:\\</text:p>
      <text:p text:style-name="P1">Baza wiedzy:</text:p>
      <text:p text:style-name="P1">&lt;code prolog&gt;</text:p>
      <text:p text:style-name="P1">c(1).</text:p>
      <text:p text:style-name="P1">c(2).</text:p>
      <text:p text:style-name="P1">c(3).</text:p>
      <text:p text:style-name="P1">d(1).</text:p>
      <text:p text:style-name="P1">d(2).</text:p>
      <text:p text:style-name="P1">d(3).</text:p>
      <text:p text:style-name="P1"/>
      <text:p text:style-name="P1">a(X,Y) :- c(X), !, d(Y).</text:p>
      <text:p text:style-name="P1">&lt;/code&gt;</text:p>
      <text:p text:style-name="P1"/>
      <text:p text:style-name="P1">Proszę zadać cel:</text:p>
      <text:p text:style-name="P1">&lt;code prolog&gt;</text:p>
      <text:p text:style-name="P1">?- a(X,Y), write('X = '), write(X), write(', Y = '), writeln(Y), fail.</text:p>
      <text:p text:style-name="P1">&lt;/code&gt;</text:p>
      <text:p text:style-name="P1"/>
      <text:p text:style-name="P1">Proszę zauważyć, że dla zmiennej logicznej Y, której unifikacja przebiega po wykonaniu odcięcia, nawroty są możliwe.</text:p>
      <text:p text:style-name="P1"/>
      <text:p text:style-name="P1"/>
      <text:p text:style-name="P1">__Przykład 4__:\\</text:p>
      <text:p text:style-name="P1">Baza wiedzy:</text:p>
      <text:p text:style-name="P1">&lt;code prolog&gt;</text:p>
      <text:p text:style-name="P1">b(1).</text:p>
      <text:p text:style-name="P1">b(2).</text:p>
      <text:p text:style-name="P1">c(2).</text:p>
      <text:p text:style-name="P1">c(3).</text:p>
      <text:p text:style-name="P1"/>
      <text:p text:style-name="P1">a(X) :- b(X), !, c(X).</text:p>
      <text:p text:style-name="P1">a(X) :- c(X).</text:p>
      <text:p text:style-name="P1">&lt;/code&gt;</text:p>
      <text:p text:style-name="P1"/>
      <text:p text:style-name="P1">Proszę zadać cel:</text:p>
      <text:p text:style-name="P1">&lt;code prolog&gt;</text:p>
      <text:p text:style-name="P1">?- a(X).</text:p>
      <text:p text:style-name="P1">?- a(3).</text:p>
      <text:p text:style-name="P1">&lt;/code&gt;</text:p>
      <text:p text:style-name="P1"/>
      <text:p text:style-name="P1">Po napotkaniu cut odcinane są także pozostałe reguły predykatu. Dlaczego wobec tego a(3) jednak zwraca prawdę?</text:p>
      <text:p text:style-name="P1"/>
      <text:p text:style-name="P1">Przykłady inspirowane [[http://en.wikibooks.org/wiki/Prolog/Cuts_and_Negation|Prolog Cuts and Negation]]</text:p>
      <text:p text:style-name="P1"/>
      <text:p text:style-name="P1">**Ćwiczenie**</text:p>
      <text:p text:style-name="P1"/>
      <text:p text:style-name="P1">Proszę dopisać do bazy wiedzy znany już predykat ''należy/2'':</text:p>
      <text:p text:style-name="P1"/>
      <text:p text:style-name="P1">&lt;code prolog&gt;</text:p>
      <text:p text:style-name="P1"><text:soft-page-break/>nalezy1(X,[X|_]) :- write(X).</text:p>
      <text:p text:style-name="P1">nalezy1(X,[_|O]) :-</text:p>
      <text:p text:style-name="P1"><text:tab/>nalezy1(X,O).</text:p>
      <text:p text:style-name="P1">&lt;/code&gt;</text:p>
      <text:p text:style-name="P1"/>
      <text:p text:style-name="P1">Sprawdzić działanie dla list:</text:p>
      <text:p text:style-name="P1"/>
      <text:p text:style-name="P1"><text:s text:c="2"/>?- nalezy1(a,[a,b,c]),fail.</text:p>
      <text:p text:style-name="P1"/>
      <text:p text:style-name="P1"><text:s text:c="2"/>?- nalezy1(a,[a,b,a,c]),fail.</text:p>
      <text:p text:style-name="P1"/>
      <text:p text:style-name="P1">Zmodyfikować:</text:p>
      <text:p text:style-name="P1"/>
      <text:p text:style-name="P1">&lt;code prolog&gt;</text:p>
      <text:p text:style-name="P1">nalezy2(X,[X|_]) :- !, write(X).</text:p>
      <text:p text:style-name="P1">nalezy2(X,[_|O]) :-</text:p>
      <text:p text:style-name="P1"><text:tab/>nalezy2(X,O).</text:p>
      <text:p text:style-name="P1">&lt;/code&gt;</text:p>
      <text:p text:style-name="P1"/>
      <text:p text:style-name="P1">Przetestować:</text:p>
      <text:p text:style-name="P1"/>
      <text:p text:style-name="P1"><text:s text:c="2"/>?- nalezy2(a,[a,b,c]),fail.</text:p>
      <text:p text:style-name="P1"/>
      <text:p text:style-name="P1"><text:s text:c="2"/>?- nalezy2(a,[a,b,a,c]),fail.</text:p>
      <text:p text:style-name="P1"/>
      <text:p text:style-name="P1">A nastęnie sprawdzić działanie predykatu once/1.</text:p>
      <text:p text:style-name="P1"/>
      <text:p text:style-name="P1"><text:s text:c="2"/>?- once((nalezy1(a,[a,b,a,c]))),fail.</text:p>
      <text:p text:style-name="P1"/>
      <text:p text:style-name="P1">Wpisać predykat:</text:p>
      <text:p text:style-name="P1"/>
      <text:p text:style-name="P1">&lt;code prolog&gt;</text:p>
      <text:p text:style-name="P1">max1(X,Y,X) :- X &gt;= Y.</text:p>
      <text:p text:style-name="P1">max1(X,Y,Y) :- X &lt; Y.</text:p>
      <text:p text:style-name="P1">&lt;/code&gt;</text:p>
      <text:p text:style-name="P1"/>
      <text:p text:style-name="P1">a następnie prześledzić jego działanie:</text:p>
      <text:p text:style-name="P1"/>
      <text:p text:style-name="P1">&lt;code prolog&gt;</text:p>
      <text:p text:style-name="P1">?- spy(max1).</text:p>
      <text:p text:style-name="P1">% Spy point on max1/3</text:p>
      <text:p text:style-name="P1"/>
      <text:p text:style-name="P1">[debug] <text:s/>?- trace.</text:p>
      <text:p text:style-name="P1"/>
      <text:p text:style-name="P1">[trace] <text:s/>?- max1(2,3,X).</text:p>
      <text:p text:style-name="P1">&lt;/code&gt;</text:p>
      <text:p text:style-name="P1"/>
      <text:p text:style-name="P1">Następnie dopisać:</text:p>
      <text:p text:style-name="P1"/>
      <text:p text:style-name="P1">&lt;code prolog&gt;</text:p>
      <text:p text:style-name="P1">max2(X,Y,X) :- X &gt;= Y, !.</text:p>
      <text:p text:style-name="P1">max2(_,Y,Y).</text:p>
      <text:p text:style-name="P1"><text:soft-page-break/>&lt;/code&gt;</text:p>
      <text:p text:style-name="P1"/>
      <text:p text:style-name="P1">i sprawdzić:</text:p>
      <text:p text:style-name="P1"/>
      <text:p text:style-name="P1">&lt;code prolog&gt;</text:p>
      <text:p text:style-name="P1">?- spy(max2).</text:p>
      <text:p text:style-name="P1">% Spy point on max2/3</text:p>
      <text:p text:style-name="P1"/>
      <text:p text:style-name="P1">[debug] <text:s/>?- trace.</text:p>
      <text:p text:style-name="P1"/>
      <text:p text:style-name="P1">[trace] <text:s/>?- max2(2,3,X).</text:p>
      <text:p text:style-name="P1">&lt;/code&gt;</text:p>
      <text:p text:style-name="P1"/>
      <text:p text:style-name="P1"/>
      <text:p text:style-name="P1">===== -. Użycie predykatu not =====</text:p>
      <text:p text:style-name="P1"/>
      <text:p text:style-name="P1">Poza predykatem fail/0 mamy do dyspozycji predykat true/0.</text:p>
      <text:p text:style-name="P1">Przy ich użyciu można skonstruować odpowiednik operatora \+ (negacja) - predykat not/0, który z logicznego punktu widzenia mógłby wyglądać tak:</text:p>
      <text:p text:style-name="P1"/>
      <text:p text:style-name="P1">&lt;code prolog&gt;</text:p>
      <text:p text:style-name="P1">not(P) :- P,!,fail;true.</text:p>
      <text:p text:style-name="P1">&lt;/code&gt;</text:p>
      <text:p text:style-name="P1"/>
      <text:p text:style-name="P1">albo w nieco mniej zwartej, ale bardziej czytelnej postaci:</text:p>
      <text:p text:style-name="P1"/>
      <text:p text:style-name="P1">&lt;code prolog&gt;</text:p>
      <text:p text:style-name="P1">not(P) :- P,!,fail.</text:p>
      <text:p text:style-name="P1">not(_).</text:p>
      <text:p text:style-name="P1">&lt;/code&gt;</text:p>
      <text:p text:style-name="P1"/>
      <text:p text:style-name="P1"/>
      <text:p text:style-name="P1">**Ćwiczenie**</text:p>
      <text:p text:style-name="P1"/>
      <text:p text:style-name="P1">&lt;code prolog&gt;</text:p>
      <text:p text:style-name="P1">?- true.</text:p>
      <text:p text:style-name="P1"/>
      <text:p text:style-name="P1">?- fail.</text:p>
      <text:p text:style-name="P1"/>
      <text:p text:style-name="P1">?- not(true).</text:p>
      <text:p text:style-name="P1"/>
      <text:p text:style-name="P1">?- not(fail).</text:p>
      <text:p text:style-name="P1"/>
      <text:p text:style-name="P1">?- \+ true.</text:p>
      <text:p text:style-name="P1"/>
      <text:p text:style-name="P1">?- \+ fail.</text:p>
      <text:p text:style-name="P1">&lt;/code&gt;</text:p>
      <text:p text:style-name="P1"/>
      <text:p text:style-name="P1"/>
      <text:p text:style-name="P1">===== -. Ciekawe problemy =====</text:p>
      <text:p text:style-name="P1">Proszę przeanalizować poniższe problemy, w miarę czasu i możliwości.</text:p>
      <text:p text:style-name="P1"/>
      <text:p text:style-name="P1"><text:soft-page-break/>==== Minecraft ====</text:p>
      <text:p text:style-name="P1">Zastanówmy się nad próbą implementacji prostej gry typu [[http://pl.wikipedia.org/wiki/Minecraft|Minecraft]]. Kluczowym elementem gry jest silnik wokselowy, który odpowiada za renderowania ogromnego świata przy użyciu prostych klocków zwanych [[http://pl.wikipedia.org/wiki/Woksel|wokselami]]. Zaczniemy od rysowania przykładowego woksela. Proszę uruchomić program {{:pl:prolog:prolog_lab:cuboid.pl|}} (wymagane XPCE) i przeanalizować jego działanie.</text:p>
      <text:p text:style-name="P1"/>
      <text:p text:style-name="P1">&lt;code prolog&gt;</text:p>
      <text:p text:style-name="P1">?- cuboid(2,2,2).</text:p>
      <text:p text:style-name="P1">&lt;/code&gt;</text:p>
      <text:p text:style-name="P1"/>
      <text:p text:style-name="P1">Następnie proszę zapoznać się z kodem odpowiadającym za animację {{:pl:prolog:prolog_lab:animation.pl|}}:</text:p>
      <text:p text:style-name="P1"/>
      <text:p text:style-name="P1">&lt;code prolog&gt;</text:p>
      <text:p text:style-name="P1">?- sm.</text:p>
      <text:p text:style-name="P1">&lt;/code&gt;</text:p>
      <text:p text:style-name="P1"/>
      <text:p text:style-name="P1">Zadania:</text:p>
      <text:p text:style-name="P1"><text:s text:c="2"/>- Przerobić predykat ''cuboid'' tak, żeby można było sprecyzować jego pozycję w przestrzeni</text:p>
      <text:p text:style-name="P1"><text:s text:c="2"/>- Napisać predykat ''cuboids'', który przyjmuje listę współrzędnych i rysuje w nich sześciany o zadanej długości boku</text:p>
      <text:p text:style-name="P1"><text:s text:c="2"/>- Przy pomocy predykatu ''cuboids'' należy zamodelować [[http://i.ytimg.com/vi/u1bX8kEy0pg/maxresdefault.jpg?|złożony obiekt ze świata Minecraft]]</text:p>
      <text:p text:style-name="P1"><text:s text:c="2"/>- Bazując na kodzie z ''animation.pl'' należy wprawić krowę w ruch sinusoidalny, imitujący [[https://www.youtube.com/watch?v=QH2-TGUlwu4|kota z filmu]]</text:p>
      <text:p text:style-name="P1"><text:s text:c="2"/>- [Dla odważnych] dodać do animacji [[https://archive.org/details/nyannyannyan|dźwięk]] podobny do tego z [[https://www.youtube.com/watch?v=QH2-TGUlwu4|filmu]]</text:p>
      <text:p text:style-name="P1"/>
      <text:p text:style-name="P1">Pytania:</text:p>
      <text:p text:style-name="P1"><text:s text:c="2"/>- Czy rozsądne jest rysowanie wszystkich klocków? Jak wykryć, które klocki są widoczne z perspektywy gracza? Pomocny może okazać się [[http://et1337.com/2015/02/18/the-poor-mans-voxel-engine/#|link]]</text:p>
      <text:p text:style-name="P1"><text:s text:c="2"/>- Czy możliwe jest zrobienie w podobny sposób imitacji poniższego [[http://goo.gl/YroZm|filmu]]?</text:p>
      <text:p text:style-name="P1"/>
      <text:p text:style-name="P1">==== Zaawansowana Mapa ====</text:p>
      <text:p text:style-name="P1"/>
      <text:p text:style-name="P1">Rozważmy problem [[programy#kolorowanie_mapy|kolorowania mapy]].</text:p>
      <text:p text:style-name="P1"/>
      <text:p text:style-name="P1">W jaki sposób policzyć ile jest rozwiązań problemu? </text:p>
      <text:p text:style-name="P1"/>
      <text:p text:style-name="P1">Napisz odpowiednie zapytanie albo predykat. </text:p>
      <text:p text:style-name="P1">Podpowiedź: utwórz listę rozwiązań, policz elementy listy.</text:p>
      <text:p text:style-name="P1"/>
      <text:p text:style-name="P1">Powyższy problem można przedstawić w sposób ogólny definiując predykaty: ''panstwo/1'', ''kolor/1'', ''sasiad/2'' określające odpowiednio: nazwy państw, kolory, oraz państwa sąsiadujące ze sobą.</text:p>
      <text:p text:style-name="P1"/>
      <text:p text:style-name="P1">**Ćwiczenie**</text:p>
      <text:p text:style-name="P1"/>
      <text:p text:style-name="P1">Zaimplementuj powyższą bazę wiedzy korzystając z tematu Kolorowanie Mapy.</text:p>
      <text:p text:style-name="P1"><text:soft-page-break/>Napisz klauzule predykatu ''koloruj/1'', który znajduje odpowiednie pokolorowanie w formie listy: ''[ [panstwo1,kolor1], [panstwo2,kolor2], ... ]''.</text:p>
      <text:p text:style-name="P1"/>
      <text:p text:style-name="P1">Podpowiedź: </text:p>
      <text:p text:style-name="P1"><text:s text:c="2"/>- wygeneruj listę państw,</text:p>
      <text:p text:style-name="P1"><text:s text:c="2"/>- wygeneruj: ''[panstwo1,kolor1]'' dla każdego państwa, rekurencyjnie przegladajac listę państw, w rezultacie otrzymując kandydata na rozwiązanie: ''[ [panstwo1,kolor1], [panstwo2,kolor2], ... ]''</text:p>
      <text:p text:style-name="P1"><text:s text:c="2"/>- sprawdź czy w wygenerowanym kandydacie na rozwiązanie sąsiadujące państwa nie mają tego samego koloru; uwaga: przydatne będzie użycie ''forall/2''. </text:p>
      <text:p text:style-name="P1"/>
      <text:p text:style-name="P1">==== Zagadka Einsteina ====</text:p>
      <text:p text:style-name="P1">Jedna z możliwych postaci zagadki Einstein'a (patrz [[http://en.wikipedia.org/wiki/Einstein_puzzle]], [[http://pl.wikipedia.org/wiki/Zagadka_Einsteina]]).</text:p>
      <text:p text:style-name="P1"/>
      <text:p text:style-name="P1">5 ludzi różnych narodowości zamieszkuje 5 domów w 5 różnych kolorach. Wszyscy palą papierosy 5 różnych marek i piją 5 różnych napojów. Hodują zwierzęta 5 różnych gatunków. Który z nich hoduje rybki?</text:p>
      <text:p text:style-name="P1"/>
      <text:p text:style-name="P1"><text:s text:c="2"/>- Norweg zamieszkuje pierwszy dom.</text:p>
      <text:p text:style-name="P1"><text:s text:c="2"/>- Anglik mieszka w czerwonym domu.</text:p>
      <text:p text:style-name="P1"><text:s text:c="2"/>- Zielony dom znajduje się bezpośrednio po lewej stronie domu białego.</text:p>
      <text:p text:style-name="P1"><text:s text:c="2"/>- Duńczyk pije herbatkę.</text:p>
      <text:p text:style-name="P1"><text:s text:c="2"/>- Palacz Rothmansów mieszka obok hodowcy kotów.</text:p>
      <text:p text:style-name="P1"><text:s text:c="2"/>- Mieszkaniec żółtego domu pali Dunhille.</text:p>
      <text:p text:style-name="P1"><text:s text:c="2"/>- Niemiec pali Marlboro.</text:p>
      <text:p text:style-name="P1"><text:s text:c="2"/>- Mieszkaniec środkowego domu pija mleko.</text:p>
      <text:p text:style-name="P1"><text:s text:c="2"/>- Palacz Rothmansów ma sąsiada, który pija wodę.</text:p>
      <text:p text:style-name="P1"><text:s text:c="2"/>- Palacz Pall Malli hoduje ptaki.</text:p>
      <text:p text:style-name="P1"><text:s text:c="2"/>- Szwed hoduje psy.</text:p>
      <text:p text:style-name="P1"><text:s text:c="2"/>- Norweg mieszka obok niebieskiego domu.</text:p>
      <text:p text:style-name="P1"><text:s text:c="2"/>- Hodowca koni mieszka obok żółtego domu.</text:p>
      <text:p text:style-name="P1"><text:s text:c="2"/>- Palacz Philip Morris pija piwo.</text:p>
      <text:p text:style-name="P1"><text:s text:c="2"/>- W zielonym domu pija się kawę.</text:p>
      <text:p text:style-name="P1"/>
      <text:p text:style-name="P1"/>
      <text:p text:style-name="P1">**Ćwiczenie**</text:p>
      <text:p text:style-name="P1"/>
      <text:p text:style-name="P1">Proszę pobrać kod {{einstein2.pl}} i zastanowić się na jego działaniem.</text:p>
      <text:p text:style-name="P1"/>
      <text:p text:style-name="P1">Uzyskanie poprawnego rozwiązania:</text:p>
      <text:p text:style-name="P1">&lt;code prolog&gt;</text:p>
      <text:p text:style-name="P1">1 ?- rozwiazanie(Hodowca_rybek).</text:p>
      <text:p text:style-name="P1">Hodowca_rybek = niemiec ;</text:p>
      <text:p text:style-name="P1">fail.</text:p>
      <text:p text:style-name="P1">&lt;/code&gt;</text:p>
      <text:p text:style-name="P1"/>
      <text:p text:style-name="P1">W przytoczonej wyżej wersji zagadki pytamy o hodowcę rybek.</text:p>
      <text:p text:style-name="P1">Proszę wykonać odpowiednią modyfikację, aby dowiedzieć się, jakie papierosy palą mieszkańcy poszczególnych narodowości.</text:p>
      <text:p text:style-name="P1"/>
      <text:p text:style-name="P1">Uzyskanie poprawnego rozwiązania:</text:p>
      <text:p text:style-name="P1"><text:soft-page-break/>&lt;code prolog&gt;</text:p>
      <text:p text:style-name="P1">1 ?- rozwiazanie(S).</text:p>
      <text:p text:style-name="P1">S = [norweg, dunhill] ;</text:p>
      <text:p text:style-name="P1">S = [dunczyk, rothmans] ;</text:p>
      <text:p text:style-name="P1">S = [anglik, pall_mall] ;</text:p>
      <text:p text:style-name="P1">S = [niemiec, marlboro] ;</text:p>
      <text:p text:style-name="P1">S = [szwed, phillip_morris] ;</text:p>
      <text:p text:style-name="P1">fail.</text:p>
      <text:p text:style-name="P1">&lt;/code&gt;</text:p>
      <text:p text:style-name="P1"/>
      <text:p text:style-name="P1">Proszę wrócić do oryginalnej wersji i sprawdzić, jak usunięcie któregoś z ograniczeń (ze wskazówek zagadki) wpływa na rozwiązanie. Proszę usunąć np. ograniczenie nr 13.</text:p>
      <text:p text:style-name="P1"/>
      <text:p text:style-name="P1">Pojawia się alternatywne rozwiązanie.</text:p>
      <text:p text:style-name="P1"/>
      <text:p text:style-name="P1">&lt;code prolog&gt;</text:p>
      <text:p text:style-name="P1">1 ?- rozwiazanie(Hodowca_rybek).</text:p>
      <text:p text:style-name="P1">Hodowca_rybek = dunczyk ;</text:p>
      <text:p text:style-name="P1">Hodowca_rybek = niemiec ;</text:p>
      <text:p text:style-name="P1">fail.</text:p>
      <text:p text:style-name="P1">&lt;/code&gt;</text:p>
      <text:p text:style-name="P1"/>
      <text:p text:style-name="P1"/>
      <text:p text:style-name="P1">==== Sortowanie ====</text:p>
      <text:p text:style-name="P1">Pliki poniżej zawierają niektóre klasyczne algorytmy sortowania w Prologu. Patrz również: http://en.wikipedia.org/wiki/Sorting_algorithm oraz po polsku: http://pl.wikipedia.org/wiki/Sortowanie</text:p>
      <text:p text:style-name="P1"/>
      <text:p text:style-name="P1">**Ćwiczenie**</text:p>
      <text:p text:style-name="P1"/>
      <text:p text:style-name="P1">Pobrać kod algorytmów i prześledzić ich działanie:</text:p>
      <text:p text:style-name="P1"/>
      <text:p text:style-name="P1"><text:s text:c="2"/>* {{bubblesort.pl}}</text:p>
      <text:p text:style-name="P1"><text:s text:c="2"/>* {{insertsort.pl}}</text:p>
      <text:p text:style-name="P1"><text:s text:c="2"/>* {{mergesort.pl}}</text:p>
      <text:p text:style-name="P1"><text:s text:c="2"/>* {{quicksort.pl}}</text:p>
      <text:p text:style-name="P1"/>
      <text:p text:style-name="P1">Przypomnienie z podstaw informatyki: jaką złożoność obliczeniową mają te algorytmy?</text:p>
      <text:p text:style-name="P1"/>
      <text:p text:style-name="P1">Porównać ich wydajność, sortując losową listę liczb (np. z zakresu od 0 do 100) o zadanej długości (np. 30), wygenerowaną przy pomocy {{mkrandom.pl}}</text:p>
      <text:p text:style-name="P1"/>
      <text:p text:style-name="P1">&lt;code prolog&gt;</text:p>
      <text:p text:style-name="P1">?- mkrandom(100,30,X), time(bubblesort(X,B)), time(quicksort(X,Q)).</text:p>
      <text:p text:style-name="P1">% 19,749 inferences, 0.00 CPU in 0.00 seconds (0% CPU, Infinite Lips)</text:p>
      <text:p text:style-name="P1">% 701 inferences, 0.00 CPU in 0.00 seconds (0% CPU, Infinite Lips)</text:p>
      <text:p text:style-name="P1">&lt;/code&gt;</text:p>
      <text:p text:style-name="P1"/>
      <text:p text:style-name="P1">===== Komentarze ====</text:p>
      <text:p text:style-name="P1"/>
      <text:p text:style-name="P1"/>
      <text:p text:style-name="P1"/>
      <text:p text:style-name="P6"><text:soft-page-break/></text:p>
      <text:p text:style-name="P6">====== - LAB: Metaprogramowanie w Prologu ======</text:p>
      <text:p text:style-name="P1"/>
      <text:p text:style-name="P1">===== - Temat: Sprawdzanie typów termów =====</text:p>
      <text:p text:style-name="P1"/>
      <text:p text:style-name="P1">Prolog dostarcza szeregu predykatów, pozwalających na analizowanie typów termów.</text:p>
      <text:p text:style-name="P1"/>
      <text:p text:style-name="P1">Po pierwsze można stwierdzić, czy term jest niewiadomą (zmienną logiczną) o nieustalonej wartości, czy też ma określoną wartość, czyli jest stałą, lub zmienną o wcześniej ustalonej wartości (po pomyślnej unifikacji).</text:p>
      <text:p text:style-name="P1"/>
      <text:p text:style-name="P1">Służą do tego predykaty:</text:p>
      <text:p text:style-name="P1"/>
      <text:p text:style-name="P1">&lt;code prolog&gt;</text:p>
      <text:p text:style-name="P1">var(X).</text:p>
      <text:p text:style-name="P1">nonvar(X).</text:p>
      <text:p text:style-name="P1">&lt;/code&gt;</text:p>
      <text:p text:style-name="P1"/>
      <text:p text:style-name="P1">Poza tym, jest szereg predykatów sprawdzających, czy term jest:</text:p>
      <text:p text:style-name="P1"/>
      <text:p text:style-name="P1"><text:s text:c="2"/>atom</text:p>
      <text:p text:style-name="P1">atomem logicznym (stałą, napisem) </text:p>
      <text:p text:style-name="P1"><text:s text:c="2"/>atomic</text:p>
      <text:p text:style-name="P1">liczbą lub atomem </text:p>
      <text:p text:style-name="P1"><text:s text:c="2"/>number</text:p>
      <text:p text:style-name="P1">liczbą </text:p>
      <text:p text:style-name="P1"><text:s text:c="2"/>compound</text:p>
      <text:p text:style-name="P1">złożoną strukturą </text:p>
      <text:p text:style-name="P1"><text:s text:c="2"/>integer</text:p>
      <text:p text:style-name="P1">liczbą całkowitą </text:p>
      <text:p text:style-name="P1"><text:s text:c="2"/>float</text:p>
      <text:p text:style-name="P1">liczbą zmiennoprzecinkową </text:p>
      <text:p text:style-name="P1"/>
      <text:p text:style-name="P1">** Ćwiczenie:**</text:p>
      <text:p text:style-name="P1"/>
      <text:p text:style-name="P1">Proszę przetestować poniższe:</text:p>
      <text:p text:style-name="P1"/>
      <text:p text:style-name="P1">&lt;code prolog&gt;</text:p>
      <text:p text:style-name="P1">?- var(X).</text:p>
      <text:p text:style-name="P1">?- var(X),X=2.</text:p>
      <text:p text:style-name="P1">?- X=2,var(X).</text:p>
      <text:p text:style-name="P1"><text:soft-page-break/></text:p>
      <text:p text:style-name="P1">?- atom(X).</text:p>
      <text:p text:style-name="P1">?- atom(3).</text:p>
      <text:p text:style-name="P1">?- atom(a).</text:p>
      <text:p text:style-name="P1">?- atom(+).</text:p>
      <text:p text:style-name="P1">?- atom(:=).</text:p>
      <text:p text:style-name="P1">?- atom('ala').</text:p>
      <text:p text:style-name="P1"/>
      <text:p text:style-name="P1">?- atomic(a).</text:p>
      <text:p text:style-name="P1">?- atomic(3).</text:p>
      <text:p text:style-name="P1">?- atomic(+).</text:p>
      <text:p text:style-name="P1">?- atomic(X).</text:p>
      <text:p text:style-name="P1"/>
      <text:p text:style-name="P1">?- number(ala).</text:p>
      <text:p text:style-name="P1">?- number(3).</text:p>
      <text:p text:style-name="P1"/>
      <text:p text:style-name="P1">?- integer(3).</text:p>
      <text:p text:style-name="P1">?- integer(3.14).</text:p>
      <text:p text:style-name="P1">?- float(3).</text:p>
      <text:p text:style-name="P1">?- float(3.14).</text:p>
      <text:p text:style-name="P1"/>
      <text:p text:style-name="P1">?- compound(ala).</text:p>
      <text:p text:style-name="P1">?- compound(ala(ma,kota)).</text:p>
      <text:p text:style-name="P1">?- compound(3).</text:p>
      <text:p text:style-name="P1">&lt;/code&gt;</text:p>
      <text:p text:style-name="P1"/>
      <text:p text:style-name="P1">Uwaga: ''compound'' nie nadaje się do "wykrywania" list, bo:</text:p>
      <text:p text:style-name="P1">&lt;code prolog&gt;</text:p>
      <text:p text:style-name="P1">?- <text:s/>compound([]).</text:p>
      <text:p text:style-name="P1">&lt;/code&gt;</text:p>
      <text:p text:style-name="P1"/>
      <text:p text:style-name="P1"/>
      <text:p text:style-name="P1"/>
      <text:p text:style-name="P1">===== - Temat: Konstruowanie i dekompozycja termów =====</text:p>
      <text:p text:style-name="P1"/>
      <text:p text:style-name="P1"/>
      <text:p text:style-name="P1">Z racji tego, iż termy sa podstawową metodą strukturalizacji danych w Prolog, istnieje kilka mechanizmów wspomagających ich przetwarzanie:</text:p>
      <text:p text:style-name="P1"/>
      <text:p text:style-name="P1"><text:s text:c="2"/>=..</text:p>
      <text:p text:style-name="P1">operator pozwala na dynamiczną zamianę termu na listę i vice versa </text:p>
      <text:p text:style-name="P1"><text:s text:c="2"/>functor(T,N,A)</text:p>
      <text:p text:style-name="P1">predykat jest prawdziwy, jeżeli N pokrywa się z nazwą termu T o arności A </text:p>
      <text:p text:style-name="P1"><text:s text:c="2"/>arg(N,T,A)</text:p>
      <text:p text:style-name="P1">predykat jest prawdziwy, jeżeli A jest Ntym argumentem termu T </text:p>
      <text:p text:style-name="P1"/>
      <text:p text:style-name="P1">** <text:s/>Ćwiczenie:** </text:p>
      <text:p text:style-name="P1"/>
      <text:p text:style-name="P1">Proszę przećwiczyć przetwarzanie termów:</text:p>
      <text:p text:style-name="P1"/>
      <text:p text:style-name="P1">&lt;code prolog&gt;</text:p>
      <text:p text:style-name="P1">?- A =.. [ala, ma, asa].</text:p>
      <text:p text:style-name="P1"><text:soft-page-break/>?- ala(ma,kota,w(ciapki(rozowe))) =.. A.</text:p>
      <text:p text:style-name="P1">&lt;/code&gt;</text:p>
      <text:p text:style-name="P1"/>
      <text:p text:style-name="P1">Przeanalizować:</text:p>
      <text:p text:style-name="P1"/>
      <text:p text:style-name="P1">&lt;code prolog&gt;</text:p>
      <text:p text:style-name="P1">?- functor(ala(ma,kota),F,A).</text:p>
      <text:p text:style-name="P1"/>
      <text:p text:style-name="P1">?- CzyTo = ala, OLiczbie = 2, functor(ala(ma,kota),CzyTo,OLiczbie).</text:p>
      <text:p text:style-name="P1"/>
      <text:p text:style-name="P1">?- CzyTo = kasia, OLiczbie = 2, functor(ala(ma,kota),CzyTo,OLiczbie).</text:p>
      <text:p text:style-name="P1"/>
      <text:p text:style-name="P1">?- functor(ala(ma,kota),F,_), write('To jest funktor \''), write(F), write('\'.').</text:p>
      <text:p text:style-name="P1"/>
      <text:p text:style-name="P1">?- arg(X,ala_ma(kota,psa,schiza),A).</text:p>
      <text:p text:style-name="P1">?- arg(2,ala_ma(kota,psa,schiza),A).</text:p>
      <text:p text:style-name="P1"/>
      <text:p text:style-name="P1">?- functor(A,riverside,3).</text:p>
      <text:p text:style-name="P1">?- functor(A,riverside,4), arg(1,A,voices), arg(4,A,head).</text:p>
      <text:p text:style-name="P1">&lt;/code&gt;</text:p>
      <text:p text:style-name="P1"/>
      <text:p text:style-name="P1">Poniższy kod (predykaty ''wyp0/2'', ''wyp1/2'', ''wyp2/2'', ''wyp3/2'') prezentuje sposoby odwoływania się do predykatów przekazywanych jako argumenty.</text:p>
      <text:p text:style-name="P1">Przykłady użycia znajdują się w części dalszej.</text:p>
      <text:p text:style-name="P1"/>
      <text:p text:style-name="P1">&lt;code prolog&gt;</text:p>
      <text:p text:style-name="P1">a(1). a(2). b(4). b(3).</text:p>
      <text:p text:style-name="P1"/>
      <text:p text:style-name="P1">wyp0(F,_) :-</text:p>
      <text:p text:style-name="P1"><text:s text:c="2"/>call(F).</text:p>
      <text:p text:style-name="P1"/>
      <text:p text:style-name="P1">wyp1(F,X) :-</text:p>
      <text:p text:style-name="P1"><text:s text:c="2"/>F,</text:p>
      <text:p text:style-name="P1"><text:s text:c="2"/>F =.. [_,X].</text:p>
      <text:p text:style-name="P1"/>
      <text:p text:style-name="P1">wyp2(F,X) :-</text:p>
      <text:p text:style-name="P1"><text:s text:c="2"/>functor(Pred,F,1),</text:p>
      <text:p text:style-name="P1"><text:s text:c="2"/>Pred,</text:p>
      <text:p text:style-name="P1"><text:s text:c="2"/>Pred =.. [_,X].</text:p>
      <text:p text:style-name="P1"/>
      <text:p text:style-name="P1">wyp3(F/A,X) :-</text:p>
      <text:p text:style-name="P1"><text:s text:c="2"/>A = 1,</text:p>
      <text:p text:style-name="P1"><text:s text:c="2"/>functor(Pred,F,A),</text:p>
      <text:p text:style-name="P1"><text:s text:c="2"/>Pred,</text:p>
      <text:p text:style-name="P1"><text:s text:c="2"/>Pred =.. [_,X].</text:p>
      <text:p text:style-name="P1">&lt;/code&gt;</text:p>
      <text:p text:style-name="P1"/>
      <text:p text:style-name="P1">Wykonaj zapytania będące przykładami użycia powyższych predykatów:</text:p>
      <text:p text:style-name="P1">&lt;code prolog&gt;</text:p>
      <text:p text:style-name="P1">?- wyp0(a(X),X).</text:p>
      <text:p text:style-name="P1">?- wyp0(b(X),X).</text:p>
      <text:p text:style-name="P1"/>
      <text:p text:style-name="P1"><text:soft-page-break/>?- wyp1(a(_),X).</text:p>
      <text:p text:style-name="P1">?- wyp1(b(_),X).</text:p>
      <text:p text:style-name="P1"/>
      <text:p text:style-name="P1">?- wyp2(a,X).</text:p>
      <text:p text:style-name="P1">?- wyp2(b,X).</text:p>
      <text:p text:style-name="P1"/>
      <text:p text:style-name="P1">?- wyp3(a/1,X).</text:p>
      <text:p text:style-name="P1">?- wyp3(b/1,X).</text:p>
      <text:p text:style-name="P1">&lt;/code&gt;</text:p>
      <text:p text:style-name="P1"/>
      <text:p text:style-name="P1"/>
      <text:p text:style-name="P1">===== - Temat: Definiowanie operatorów =====</text:p>
      <text:p text:style-name="P1"/>
      <text:p text:style-name="P1"/>
      <text:p text:style-name="P1">W prologu bardzo łatwo można definiować własne operatory, co ułatwia przetwarzanie danych.</text:p>
      <text:p text:style-name="P1"/>
      <text:p text:style-name="P1">Realizowane jest to przez predykat :- op(P, T, N), który definiuje N, jako operator typu T, o priorytecie P.</text:p>
      <text:p text:style-name="P1">Zobacz: </text:p>
      <text:p text:style-name="P1"><text:s text:c="2"/>* http://www.swi-prolog.org/pldoc/man?predicate=op/3</text:p>
      <text:p text:style-name="P1"><text:s text:c="2"/>* http://www.learnprolognow.org/lpnpage.php?pagetype=html&amp;pageid=lpn-htmlse40</text:p>
      <text:p text:style-name="P1"/>
      <text:p text:style-name="P1">Zdefiniowane w standardzie ISO operatory to:</text:p>
      <text:p text:style-name="P1"/>
      <text:p text:style-name="P1">&lt;code&gt;</text:p>
      <text:p text:style-name="P1">1200<text:tab/>xfx<text:tab/>--&gt;, :-</text:p>
      <text:p text:style-name="P1">1200<text:tab/>fx<text:tab/>:-, ?-</text:p>
      <text:p text:style-name="P1">1150<text:tab/>fx<text:tab/>dynamic, discontiguous, initialization, module_transparent, multifile, thread_local, volatile</text:p>
      <text:p text:style-name="P1">1100<text:tab/>xfy<text:tab/>;, |</text:p>
      <text:p text:style-name="P1">1050<text:tab/>xfy<text:tab/>-&gt;, op*-&gt;</text:p>
      <text:p text:style-name="P1">1000<text:tab/>xfy<text:tab/>,</text:p>
      <text:p text:style-name="P1">954<text:tab/>xfy<text:tab/>\</text:p>
      <text:p text:style-name="P1">900<text:tab/>fy<text:tab/>\+</text:p>
      <text:p text:style-name="P1">900<text:tab/>fx<text:tab/>~</text:p>
      <text:p text:style-name="P1">700<text:tab/>xfx<text:tab/>&lt;, =, =.., =@=, =:=, =&lt;, ==, =\=, &gt;, &gt;=, @&lt;, @=&lt;, @&gt;, @&gt;=, \=, \==, is</text:p>
      <text:p text:style-name="P1">600<text:tab/>xfy<text:tab/>:</text:p>
      <text:p text:style-name="P1">500<text:tab/>yfx<text:tab/>+, -, /\, \/, xor</text:p>
      <text:p text:style-name="P1">500<text:tab/>fx<text:tab/>+, -, ?, \</text:p>
      <text:p text:style-name="P1">400<text:tab/>yfx<text:tab/>*, /, //, rdiv, &lt;&lt;, &gt;&gt;, mod, rem</text:p>
      <text:p text:style-name="P1">200<text:tab/>xfx<text:tab/>**</text:p>
      <text:p text:style-name="P1">200<text:tab/>xfy<text:tab/>^</text:p>
      <text:p text:style-name="P1">&lt;/code&gt;</text:p>
      <text:p text:style-name="P1"/>
      <text:p text:style-name="P1">Wszystkie mogą być zredefiniowane!.</text:p>
      <text:p text:style-name="P1"/>
      <text:p text:style-name="P1">Gdyby nie operatory, to prosty program w Prologu:</text:p>
      <text:p text:style-name="P1"/>
      <text:p text:style-name="P1">&lt;code prolog&gt;</text:p>
      <text:p text:style-name="P1">go :- write('Hello '), write('World\n').</text:p>
      <text:p text:style-name="P1"/>
      <text:p text:style-name="P1">:- go.</text:p>
      <text:p text:style-name="P1"><text:soft-page-break/>&lt;/code&gt;</text:p>
      <text:p text:style-name="P1"/>
      <text:p text:style-name="P1">Musialby wyglądać następująco (wszytko w notacji prefiksowej, zapisane jako termy):</text:p>
      <text:p text:style-name="P1"/>
      <text:p text:style-name="P1">&lt;code prolog&gt;</text:p>
      <text:p text:style-name="P1">:- (go,','(write('Hello '), write('World\n'))).</text:p>
      <text:p text:style-name="P1"/>
      <text:p text:style-name="P1">:- (go).</text:p>
      <text:p text:style-name="P1">&lt;/code&gt;</text:p>
      <text:p text:style-name="P1"/>
      <text:p text:style-name="P1">Uwaga: obydwa programy są równoważne. W drugim programie widać, że klauzule złożone również zapisane są jako termy.</text:p>
      <text:p text:style-name="P1"/>
      <text:p text:style-name="P1">Patrz również:</text:p>
      <text:p text:style-name="P1"><text:s text:c="2"/>* [[http://cs.union.edu/~striegnk/learn-prolog-now/html/node84.html#subsec.l9.operators.def|Lean Prolog Now]]</text:p>
      <text:p text:style-name="P1"/>
      <text:p text:style-name="P1">** Ćwiczenie: <text:s/>** </text:p>
      <text:p text:style-name="P1"/>
      <text:p text:style-name="P1">Proszę wpisać do pliku oper1.pl</text:p>
      <text:p text:style-name="P1"/>
      <text:p text:style-name="P1"><text:s text:c="2"/>:- op(100,xfy, matka).</text:p>
      <text:p text:style-name="P1"><text:s text:c="2"/>julia matka marcin.</text:p>
      <text:p text:style-name="P1"/>
      <text:p text:style-name="P1">a nastepnie przetestować:</text:p>
      <text:p text:style-name="P1"/>
      <text:p text:style-name="P1"><text:s text:c="2"/>?- X matka Y.</text:p>
      <text:p text:style-name="P1"/>
      <text:p text:style-name="P1">Dopisać do pliku:</text:p>
      <text:p text:style-name="P1"/>
      <text:p text:style-name="P1">&lt;code prolog&gt;</text:p>
      <text:p text:style-name="P1">:- op(300, xfx, ma).</text:p>
      <text:p text:style-name="P1">:- op(200, xfy, i).</text:p>
      <text:p text:style-name="P1"/>
      <text:p text:style-name="P1">jas ma kota i psa.</text:p>
      <text:p text:style-name="P1">ala ma jasia i angine i dosc_agh.</text:p>
      <text:p text:style-name="P1">rybki i kanarki.</text:p>
      <text:p text:style-name="P1">&lt;/code&gt;</text:p>
      <text:p text:style-name="P1"/>
      <text:p text:style-name="P1">Przetestować:</text:p>
      <text:p text:style-name="P1"/>
      <text:p text:style-name="P1">&lt;code prolog&gt;</text:p>
      <text:p text:style-name="P1">?- ma(X,Y).</text:p>
      <text:p text:style-name="P1"/>
      <text:p text:style-name="P1">?- ma(X,i(A,B)).</text:p>
      <text:p text:style-name="P1"/>
      <text:p text:style-name="P1">?- ma(A,i(B,i(C,D))).</text:p>
      <text:p text:style-name="P1"/>
      <text:p text:style-name="P1">?- Kto ma Co.</text:p>
      <text:p text:style-name="P1"/>
      <text:p text:style-name="P1">?- Kto ma Co i Cosinnego.</text:p>
      <text:p text:style-name="P1"/>
      <text:p text:style-name="P1"><text:soft-page-break/>?- Kto ma Cos i CosInnego i Jeszcze.</text:p>
      <text:p text:style-name="P1"/>
      <text:p text:style-name="P1">?- display(jas ma kota i psa).</text:p>
      <text:p text:style-name="P1"/>
      <text:p text:style-name="P1">?- display(ala ma jasia i angine i dosc_agh).</text:p>
      <text:p text:style-name="P1">&lt;/code&gt;</text:p>
      <text:p text:style-name="P1"/>
      <text:p text:style-name="P1">Co zwróci poniższe zapytanie?</text:p>
      <text:p text:style-name="P1">&lt;code prolog&gt;</text:p>
      <text:p text:style-name="P1">?- i(A,B).</text:p>
      <text:p text:style-name="P1">&lt;/code&gt;</text:p>
      <text:p text:style-name="P1">Podpowiedź: zwróć uwagę na priorytety operatorów.</text:p>
      <text:p text:style-name="P1"/>
      <text:p text:style-name="P1"/>
      <text:p text:style-name="P1">===== - Temat: Konstruowanie klauzul i Metainterpretery =====</text:p>
      <text:p text:style-name="P1"/>
      <text:p text:style-name="P1"/>
      <text:p text:style-name="P1">W Prologu występują dwa silne mechnizmy wspomagające metainterpretację kodu:</text:p>
      <text:p text:style-name="P1"/>
      <text:p text:style-name="P1"><text:s text:c="2"/>call(X)</text:p>
      <text:p text:style-name="P1">wywołuje X, jako cel Prologu, </text:p>
      <text:p text:style-name="P1"><text:s text:c="2"/>clause(Head,Body)</text:p>
      <text:p text:style-name="P1">odszukuje klauzulę o nagłówku Head, gdzie Body jest unifikowane z ciałem klauzuli; w przypadku faktów Body=true. </text:p>
      <text:p text:style-name="P1"/>
      <text:p text:style-name="P1">Meta programowanie to tworzenie programów, które przetwarzają kod innych programów. Przykłady metaprogramowania znaleźć można w np.: kompilatorach, analizatorach kodu, generatorach kodu. W Prologu metaprogramowanie jest naturalną techniką, dzięki czemu pisanie programów działających w diametralnie różnych paradygmatach jest proste.</text:p>
      <text:p text:style-name="P1"/>
      <text:p text:style-name="P1"/>
      <text:p text:style-name="P1">** Ćwiczenie: ** </text:p>
      <text:p text:style-name="P1"/>
      <text:p text:style-name="P1"/>
      <text:p text:style-name="P1">Proszę wczytać program {{rodzina1.pl}}</text:p>
      <text:p text:style-name="P1"/>
      <text:p text:style-name="P1">Uruchomić:</text:p>
      <text:p text:style-name="P1"/>
      <text:p text:style-name="P1">&lt;code prolog&gt;</text:p>
      <text:p text:style-name="P1">?- listing(kobieta).</text:p>
      <text:p text:style-name="P1"/>
      <text:p text:style-name="P1">?- call(kobieta(X)).</text:p>
      <text:p text:style-name="P1">?- clause(kobieta(X),B).</text:p>
      <text:p text:style-name="P1"/>
      <text:p text:style-name="P1">?- listing(matka).</text:p>
      <text:p text:style-name="P1">?- Kto = kasia, call(matka(Kto,Kogo)), write(Kto), write(' jest matka '), write(Kogo).</text:p>
      <text:p text:style-name="P1">?- Matka = kasia, Dziecko = robert, clause(matka(Matka,Dziecko),Kiedy), write(Matka), write(' jest matka '), write(Dziecko), write(' wtedy gdy: '), write(Kiedy).</text:p>
      <text:p text:style-name="P1">&lt;/code&gt;</text:p>
      <text:p text:style-name="P1"/>
      <text:p text:style-name="P1">Proszę do pliku meta.pl wpisać predykat:</text:p>
      <text:p text:style-name="P1"/>
      <text:p text:style-name="P1"><text:soft-page-break/>&lt;code prolog&gt;</text:p>
      <text:p text:style-name="P1">:- include(readstr).</text:p>
      <text:p text:style-name="P1"/>
      <text:p text:style-name="P1">odpowiedz :-</text:p>
      <text:p text:style-name="P1"><text:tab/>write('\'matka\' czy \'ojciec\'? '),</text:p>
      <text:p text:style-name="P1"><text:tab/>read_atom(X),</text:p>
      <text:p text:style-name="P1"><text:tab/>write('kogo? '),</text:p>
      <text:p text:style-name="P1"><text:tab/>read_atom(Y),</text:p>
      <text:p text:style-name="P1"><text:tab/>Q =.. [X,Kto,Y],</text:p>
      <text:p text:style-name="P1"><text:tab/>display(Q),</text:p>
      <text:p text:style-name="P1"><text:tab/>call(Q),</text:p>
      <text:p text:style-name="P1"><text:tab/>write(Kto), nl.</text:p>
      <text:p text:style-name="P1">&lt;/code&gt;</text:p>
      <text:p text:style-name="P1"/>
      <text:p text:style-name="P1">Uwaga: potrzebny jest dodatkowy plik: {{readstr.pl}}</text:p>
      <text:p text:style-name="P1"/>
      <text:p text:style-name="P1">a następnie przetestować i przemyśleć:</text:p>
      <text:p text:style-name="P1"/>
      <text:p text:style-name="P1">&lt;code prolog&gt;</text:p>
      <text:p text:style-name="P1">?- odpowiedz.</text:p>
      <text:p text:style-name="P1"/>
      <text:p text:style-name="P1">'matka' czy 'ojciec'? ojciec</text:p>
      <text:p text:style-name="P1">kogo? robert</text:p>
      <text:p text:style-name="P1">&lt;/code&gt;</text:p>
      <text:p text:style-name="P1"/>
      <text:p text:style-name="P1">Dopisać do pliku meta.pl następujące proste metainterpretery Prologu:</text:p>
      <text:p text:style-name="P1"/>
      <text:p text:style-name="P1">&lt;code prolog&gt;</text:p>
      <text:p text:style-name="P1">rozwiaz1(G) :- call(G).</text:p>
      <text:p text:style-name="P1"/>
      <text:p text:style-name="P1">rozwiaz2(true) :- !.</text:p>
      <text:p text:style-name="P1">rozwiaz2((G1,G2)) :- !,</text:p>
      <text:p text:style-name="P1"><text:tab/>rozwiaz2(G1),</text:p>
      <text:p text:style-name="P1"><text:tab/>rozwiaz2(G2).</text:p>
      <text:p text:style-name="P1">rozwiaz2(G) :-</text:p>
      <text:p text:style-name="P1"><text:tab/>clause(G,B),</text:p>
      <text:p text:style-name="P1"><text:tab/>rozwiaz2(B).</text:p>
      <text:p text:style-name="P1"/>
      <text:p text:style-name="P1">rozwiaz3(true) :-!.</text:p>
      <text:p text:style-name="P1">rozwiaz3((G1,G2)) :- !,</text:p>
      <text:p text:style-name="P1"><text:tab/>rozwiaz3(G1),</text:p>
      <text:p text:style-name="P1"><text:tab/>rozwiaz3(G2).</text:p>
      <text:p text:style-name="P1">rozwiaz3(G) :-</text:p>
      <text:p text:style-name="P1"><text:tab/>write('Wywoluje: <text:s/>'), write(G), nl,</text:p>
      <text:p text:style-name="P1"><text:tab/>clause(G,B),</text:p>
      <text:p text:style-name="P1"><text:tab/>rozwiaz3(B),</text:p>
      <text:p text:style-name="P1"><text:tab/>write('Wyjscie: <text:s text:c="2"/>'), write(G), nl.</text:p>
      <text:p text:style-name="P1">&lt;/code&gt;</text:p>
      <text:p text:style-name="P1"/>
      <text:p text:style-name="P1">Pierwszy z nich po prostu wywołuje pojedynczy cel, tak jak powłoka SWI.</text:p>
      <text:p text:style-name="P1"/>
      <text:p text:style-name="P1">Drugi pozwala na zadanie celu złożonego z 2 części.</text:p>
      <text:p text:style-name="P1"><text:soft-page-break/></text:p>
      <text:p text:style-name="P1">Trzeci działa podobnie, ale śledzi wykonywanie.</text:p>
      <text:p text:style-name="P1"/>
      <text:p text:style-name="P1">Przetestować ich działanie:</text:p>
      <text:p text:style-name="P1"/>
      <text:p text:style-name="P1">&lt;code prolog&gt;</text:p>
      <text:p text:style-name="P1">?- rozwiaz1(matka(kasia,X)).</text:p>
      <text:p text:style-name="P1"/>
      <text:p text:style-name="P1">?- rozwiaz1((matka(kasia,X), matka(Y,robert))).</text:p>
      <text:p text:style-name="P1"/>
      <text:p text:style-name="P1">?- rozwiaz2((matka(kasia,X), matka(Y,robert))).</text:p>
      <text:p text:style-name="P1"/>
      <text:p text:style-name="P1">?- rozwiaz3((matka(kasia,X), matka(Y,robert))).</text:p>
      <text:p text:style-name="P1">&lt;/code&gt;</text:p>
      <text:p text:style-name="P1"/>
      <text:p text:style-name="P1">Proszę pobrać kod {{tracerdepth.pl}}</text:p>
      <text:p text:style-name="P1"/>
      <text:p text:style-name="P1">Przetestować:</text:p>
      <text:p text:style-name="P1"/>
      <text:p text:style-name="P1"><text:s text:c="2"/>?- traced(matka(kasia,Y)).</text:p>
      <text:p text:style-name="P1"/>
      <text:p text:style-name="P1"/>
      <text:p text:style-name="P1"/>
      <text:p text:style-name="P1">===== - Temat: Systemy ekspertowe =====</text:p>
      <text:p text:style-name="P1"/>
      <text:p text:style-name="P1">W Prologu niezwykle prosto tworzy się systemy ekspertowe.</text:p>
      <text:p text:style-name="P1"/>
      <text:p text:style-name="P1">W systemie ekspertowym można wyróżnić następujące elementy:</text:p>
      <text:p text:style-name="P1"/>
      <text:p text:style-name="P1"><text:s text:c="2"/>* baza wiedzy, czasami dzielona na: właściwą bazę wiedzy (czyli tą którą system dysponuje stale, od początku/uruchomienia) i bazę faktów, które system odkrywa, dostaje, wypracowuje, </text:p>
      <text:p text:style-name="P1"><text:s text:c="2"/>* mechanizm wnioskujący, który przeprowadza właściwy proces wnioskowania, tj. odnajduje rozwiązanie/odpowiedź </text:p>
      <text:p text:style-name="P1"><text:s text:c="2"/>* mechanizm wyjaśniający, dlaczego jest to odpowiedź poprawna/dopuszczalna, </text:p>
      <text:p text:style-name="P1"><text:s text:c="2"/>* interfejs użytkownika, pozwalający na komunikację z systemem. </text:p>
      <text:p text:style-name="P1"/>
      <text:p text:style-name="P1">Rysunek 1: Struktura Systemu Ekspertowego.</text:p>
      <text:p text:style-name="P1"/>
      <text:p text:style-name="P1">{{expert-systems-arch.png}}</text:p>
      <text:p text:style-name="P1"/>
      <text:p text:style-name="P1">Poniżej podane są przykłady różnych systemów.</text:p>
      <text:p text:style-name="P1"/>
      <text:p text:style-name="P1"/>
      <text:p text:style-name="P1">==== - System: CAR ====</text:p>
      <text:p text:style-name="P1"/>
      <text:p text:style-name="P1">Źródło: Michael A. Covington, Donald Nute and André Vellino, //Prolog programming in depth//, Prentice-Hall, 1996.</text:p>
      <text:p text:style-name="P1"/>
      <text:p text:style-name="P1">Cechy:</text:p>
      <text:p text:style-name="P1"><text:s text:c="4"/>* klauzule Prologu jako reprezentacja wiedzy</text:p>
      <text:p text:style-name="P1"><text:s text:c="4"/>* wbudowany mechanizm Prologu</text:p>
      <text:p text:style-name="P1"><text:soft-page-break/><text:s text:c="4"/>* wnioskowanie wstecz (abdukcja) ((Backward chaining inference, goal driven inference - stosowane w systemach diagnostycznych, w którym mamy ograniczoną (niewielką) liczbę możliwych hipotez, system stara się dowieść każdej z nich po kolei, zbierając informacje "po drodze"))</text:p>
      <text:p text:style-name="P1"><text:s text:c="4"/>* trywialny :-)</text:p>
      <text:p text:style-name="P1">System: {{car.pl}}</text:p>
      <text:p text:style-name="P1">Dodatkowo korzysta on z pliku {{getyesno.pl}}</text:p>
      <text:p text:style-name="P1"/>
      <text:p text:style-name="P1">Przetestować działanie systemu. </text:p>
      <text:p text:style-name="P1">System diagnozuje przyczyną awarii samochodu.</text:p>
      <text:p text:style-name="P1"/>
      <text:p text:style-name="P1">W przypadku tego systemu elementy systemu ekspertowego są odwzorowane przez:</text:p>
      <text:p text:style-name="P1"/>
      <text:p text:style-name="P1"><text:s text:c="2"/>* predykat //defect_may_be/1// -&gt; baza wiedzy</text:p>
      <text:p text:style-name="P1"><text:s text:c="2"/>* predykat //try_all_possibilities/0// oraz mechanizm wnioskujący Prologu -&gt; mechanizm wnioskujący</text:p>
      <text:p text:style-name="P1"><text:s text:c="2"/>* predykat //explain/1// -&gt; mechanizm wyjaśniania</text:p>
      <text:p text:style-name="P1"><text:s text:c="2"/>* predykaty //ask_question/1// i //user_says/2// -&gt; interfejs użytkownika</text:p>
      <text:p text:style-name="P1"/>
      <text:p text:style-name="P1">System: {{car.pl}}</text:p>
      <text:p text:style-name="P1"/>
      <text:p text:style-name="P1">Plik pomocniczy: <text:s/>{{getyesno.pl}}</text:p>
      <text:p text:style-name="P1"/>
      <text:p text:style-name="P1">==== - System: BIRDS ====</text:p>
      <text:p text:style-name="P1">Źródło: Dennis Merritt, //[[http://www.amzi.com/ExpertSystemsInProlog/|Building Expert Systems in Prolog]]//, Springer-Verlag, 1989.</text:p>
      <text:p text:style-name="P1"/>
      <text:p text:style-name="P1">Cechy:</text:p>
      <text:p text:style-name="P1"><text:s text:c="4"/>* prologowa reprezentacja reguł</text:p>
      <text:p text:style-name="P1"><text:s text:c="4"/>* własny mechanizm wnioskujący - metainterpreter</text:p>
      <text:p text:style-name="P1"><text:s text:c="4"/>* wnioskowanie wprzód ((Forward chaining inference, data driven inference - stosowane w celu uniknięcia eksplozji kombinatorycznej, gdy możliwe jest (nieskończenie) wiele poprawnych odpowiedzi, system na podstawie danych "odpala" odpowiednie reguły))</text:p>
      <text:p text:style-name="P1"><text:s text:c="4"/>* wymienne bazy wiedzy</text:p>
      <text:p text:style-name="P1"/>
      <text:p text:style-name="P1">Mechanizm wnioskujący: {{native.pl}}</text:p>
      <text:p text:style-name="P1"/>
      <text:p text:style-name="P1">Bazy wiedzy: {{birds_kb.pl}}</text:p>
      <text:p text:style-name="P1"/>
      <text:p text:style-name="P1">Uruchomienie: załadować //native.pl// i wywołać ''main.''</text:p>
      <text:p text:style-name="P1"/>
      <text:p text:style-name="P1"/>
      <text:p text:style-name="P1">==== - System: OOPS ====</text:p>
      <text:p text:style-name="P1"/>
      <text:p text:style-name="P1">Źródło: Dennis Merritt, //[[http://www.amzi.com/ExpertSystemsInProlog/|Building Expert Systems in Prolog]]//, Springer-Verlag, 1989.</text:p>
      <text:p text:style-name="P1"/>
      <text:p text:style-name="P1">Cechy:</text:p>
      <text:p text:style-name="P1"><text:s text:c="4"/>* własna reprezentacja reguł</text:p>
      <text:p text:style-name="P1"><text:s text:c="4"/>* kodowanie reguł na termach Prologu</text:p>
      <text:p text:style-name="P1"><text:s text:c="4"/>* własny mechanizm wnioskujący</text:p>
      <text:p text:style-name="P1"><text:s text:c="4"/>* wnioskowanie wprzód</text:p>
      <text:p text:style-name="P1"><text:soft-page-break/><text:s text:c="4"/>* wymienne bazy wiedzy</text:p>
      <text:p text:style-name="P1"/>
      <text:p text:style-name="P1">Mechanizm wnioskujący: {{oops.pl}}</text:p>
      <text:p text:style-name="P1"/>
      <text:p text:style-name="P1">Bazy wiedzy: {{room_kb.pl}} {{animal_kb.pl}}</text:p>
      <text:p text:style-name="P1"/>
      <text:p text:style-name="P1">Uruchomienie: załadować //oops.pl// i wywołać ''main.''</text:p>
      <text:p text:style-name="P1"/>
      <text:p text:style-name="P1"/>
      <text:p text:style-name="P1">==== - System: XSHELL ====</text:p>
      <text:p text:style-name="P1">Źródło: Michael A. Covington, Donald Nute and André Vellino, //[[http://www.covingtoninnovations.com/books.html#ppid|Prolog programming in depth]]//, Prentice-Hall, 1996.</text:p>
      <text:p text:style-name="P1"/>
      <text:p text:style-name="P1">Cechy:</text:p>
      <text:p text:style-name="P1"><text:s text:c="4"/>* klauzule Prologu jako reprezentacja wiedzy</text:p>
      <text:p text:style-name="P1"><text:s text:c="4"/>* rozbudowana reprezentacja reguł</text:p>
      <text:p text:style-name="P1"><text:s text:c="4"/>* wbudowany mechanizm Prologu</text:p>
      <text:p text:style-name="P1"><text:s text:c="4"/>* wnioskowanie wstecz</text:p>
      <text:p text:style-name="P1"><text:s text:c="4"/>* wymienne bazy wiedzy</text:p>
      <text:p text:style-name="P1"><text:s text:c="4"/>* rozbudowane przetwarzanie</text:p>
      <text:p text:style-name="P1">Mechanizm wnioskujący: {{xshell.pl}}</text:p>
      <text:p text:style-name="P1"/>
      <text:p text:style-name="P1">Baza wiedzy: {{cichlid.pl}}</text:p>
      <text:p text:style-name="P1"/>
      <text:p text:style-name="P1">Pliki pomocnicze: {{readstr.pl}} , {{readnum.pl}} , {{writeln.pl}} , {{getyesno.pl}}</text:p>
      <text:p text:style-name="P1"/>
      <text:p text:style-name="P1">Należy załadować plik z bazą wiedzy (ten z kolei ładuje mechanizm wnioskujący) i użyć predykatu ''xshell.''</text:p>
      <text:p text:style-name="P1"/>
      <text:p text:style-name="P1">**Ćwiczenie: **</text:p>
      <text:p text:style-name="P1"/>
      <text:p text:style-name="P1">Przetestuj powyższe systemy.</text:p>
      <text:p text:style-name="P1"/>
      <text:p text:style-name="P1">Analizując ich pracę i sposób implementacji, proszę zwrócić uwagę na:</text:p>
      <text:p text:style-name="P1"/>
      <text:p text:style-name="P1"><text:s text:c="2"/>* sposób reprezentacji reguł, jak są zapisywane reguły w bazie wiedzy systemu, z jakich operatorów korzystają,</text:p>
      <text:p text:style-name="P1"><text:s text:c="2"/>* sposób implementacji mechanizmy wnioskującego, na jakich rozwiązaniach się opiera.</text:p>
      <text:p text:style-name="P1"/>
      <text:p text:style-name="P1">====== Temat: własne systemy ======</text:p>
      <text:p text:style-name="P1">Zbuduj bazę wiedzy dla własnego systemu regułowego (dla wybranej implementacji).</text:p>
      <text:p text:style-name="P1">Propozycje dziedzin podane są poniżej.</text:p>
      <text:p text:style-name="P1"/>
      <text:p text:style-name="P1">System rozpoznaje psy.</text:p>
      <text:p text:style-name="P1">Należy opisać kilka/naście znanych ras psów na podstawie: [[http://pl.wikipedia.org/wiki/Grupy_FCI]], [[http://atlaspsow.w.interia.pl]], [[http://rasy-psow.com]], [[http://www.psy.elk.pl/rasypsow/]].</text:p>
      <text:p text:style-name="P1">Warto wybrać przedstawicieli z różnych grup FCI.</text:p>
      <text:p text:style-name="P1"/>
      <text:p text:style-name="P1">W celu identyfikacji rasy trzeba wybrać kilka podstawowych cech, w tym płeć (powiązana z rozmiarem!), wagę, rozmiar, umaszczenie, kształt głowy, uszy, etc.</text:p>
      <text:p text:style-name="P1"><text:soft-page-break/></text:p>
      <text:p text:style-name="P1">Podobny do w.w. system rozpoznający ptaki występujące w Polsce.</text:p>
      <text:p text:style-name="P1">Należy oprzeć się na:</text:p>
      <text:p text:style-name="P1">[[http://ptaki.luzik.proste.pl]], [[http://ptaki.zwierzeta.ekologia.pl]].</text:p>
      <text:p text:style-name="P1"/>
      <text:p text:style-name="P1">====== Uwagi, komentarze, propozycje ======</text:p>
      <text:p text:style-name="P1">Tu studenci mogą wpisywać swoje uwagi...</text:p>
      <text:p text:style-name="P1"/>
      <text:p text:style-name="P1"><text:s/>--- //[[gjn@agh.edu.pl|Grzegorz J. Nalepa]] 2009/05/06 09: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27:00.225657834</meta:creation-date>
    <dc:date>2019-01-04T19:30:52.132628700</dc:date>
    <meta:editing-duration>PT3M52S</meta:editing-duration>
    <meta:editing-cycles>1</meta:editing-cycles>
    <meta:generator>LibreOffice/5.1.6.2$Linux_X86_64 LibreOffice_project/10m0$Build-2</meta:generator>
    <meta:document-statistic meta:table-count="0" meta:image-count="0" meta:object-count="0" meta:page-count="52" meta:paragraph-count="1536" meta:word-count="7771" meta:character-count="61568" meta:non-whitespace-character-count="54215"/>
  </office:meta>
</office:document-meta>
</file>